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inherit" svg:font-family="inherit"/>
    <style:font-face style:name="sans-serif" svg:font-family="sans-serif"/>
  </office:font-face-decls>
  <office:automatic-styles>
    <style:style style:name="P1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ans-serif" fo:letter-spacing="normal" fo:font-style="normal" fo:font-weight="bold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background-color="transparent" fo:padding="0cm" fo:border="none"/>
    </style:style>
    <style:style style:name="P3" style:family="paragraph" style:parent-style-name="Text_20_body" style:list-style-name="L1">
      <loext:graphic-properties draw:fill="none" draw:fill-color="#ffffff" draw:opacity="12%"/>
      <style:paragraph-properties fo:margin-left="0cm" fo:margin-right="0cm" fo:margin-top="0cm" fo:margin-bottom="0cm" style:contextual-spacing="false" fo:orphans="2" fo:widows="2" fo:text-indent="0cm" style:auto-text-indent="false" fo:background-color="transparent" fo:padding="0cm" fo:border="none"/>
    </style:style>
    <style:style style:name="P4" style:family="paragraph" style:parent-style-name="Heading_20_2">
      <loext:graphic-properties draw:fill="none" draw:fill-color="#ffffff"/>
      <style:paragraph-properties fo:margin-left="0cm" fo:margin-right="0cm" fo:text-indent="0cm" style:auto-text-indent="false" fo:background-color="transparent" fo:padding="0cm" fo:border="none"/>
      <style:text-properties style:font-name="inherit" style:text-underline-style="solid" style:text-underline-width="auto" style:text-underline-color="font-color" fo:font-weight="bold"/>
    </style:style>
    <style:style style:name="P5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 fo:background-color="transparent" loext:padding="0cm" loext:border="none"/>
    </style:style>
    <style:style style:name="P6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7" style:family="paragraph" style:parent-style-name="Heading_20_1">
      <loext:graphic-properties draw:fill="none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/>
      <style:text-properties style:font-name="inherit" style:text-underline-style="solid" style:text-underline-width="auto" style:text-underline-color="font-color" fo:font-weight="bold" fo:background-color="transparent" loext:padding="0cm" loext:border="none"/>
    </style:style>
    <style:style style:name="P8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 fo:background-color="transparent" loext:padding="0cm" loext:border="none"/>
    </style:style>
    <style:style style:name="P9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1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11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12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13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14" style:family="paragraph" style:parent-style-name="Heading_20_3">
      <loext:graphic-properties draw:fill="none" draw:fill-color="#ffffff"/>
      <style:paragraph-properties fo:margin-left="0cm" fo:margin-right="0cm" fo:text-indent="0cm" style:auto-text-indent="false" fo:background-color="transparent" fo:padding="0cm" fo:border="none"/>
      <style:text-properties style:font-name="inherit" style:text-underline-style="solid" style:text-underline-width="auto" style:text-underline-color="font-color" fo:font-weight="bold"/>
    </style:style>
    <style:style style:name="P15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16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17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text-indent="0cm" style:auto-text-indent="false" fo:background-color="#eeeeee" fo:padding="0cm" fo:border="none"/>
    </style:style>
    <style:style style:name="P18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background-color="#eeeeee" fo:padding="0cm" fo:border="none"/>
    </style:style>
    <style:style style:name="P19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20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21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22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2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24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25" style:family="paragraph" style:parent-style-name="Preformatted_20_Text" style:list-style-name="L9">
      <loext:graphic-properties draw:fill="solid" draw:fill-color="#eeeeee" draw:opacity="100%"/>
      <style:paragraph-properties fo:margin-left="0cm" fo:margin-right="0cm" fo:margin-top="0cm" fo:margin-bottom="0cm" style:contextual-spacing="false" fo:text-indent="0cm" style:auto-text-indent="false" fo:background-color="#eeeeee" fo:padding="0cm" fo:border="none"/>
    </style:style>
    <style:style style:name="P26" style:family="paragraph" style:parent-style-name="Preformatted_20_Text" style:list-style-name="L9">
      <loext:graphic-properties draw:fill="solid" draw:fill-color="#eeeeee" draw:opacity="100%"/>
      <style:paragraph-properties fo:margin-left="0cm" fo:margin-right="0cm" fo:margin-top="0cm" fo:margin-bottom="0cm" style:contextual-spacing="false" fo:background-color="#eeeeee" fo:padding="0cm" fo:border="none"/>
    </style:style>
    <style:style style:name="P27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28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29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30" style:family="paragraph" style:parent-style-name="Preformatted_20_Text" style:list-style-name="L10">
      <loext:graphic-properties draw:fill="solid" draw:fill-color="#eeeeee" draw:opacity="100%"/>
      <style:paragraph-properties fo:margin-left="0cm" fo:margin-right="0cm" fo:margin-top="0cm" fo:margin-bottom="0cm" style:contextual-spacing="false" fo:text-indent="0cm" style:auto-text-indent="false" fo:background-color="#eeeeee" fo:padding="0cm" fo:border="none"/>
    </style:style>
    <style:style style:name="P31" style:family="paragraph" style:parent-style-name="Preformatted_20_Text" style:list-style-name="L10">
      <loext:graphic-properties draw:fill="solid" draw:fill-color="#eeeeee" draw:opacity="100%"/>
      <style:paragraph-properties fo:margin-left="0cm" fo:margin-right="0cm" fo:margin-top="0cm" fo:margin-bottom="0cm" style:contextual-spacing="false" fo:background-color="#eeeeee" fo:padding="0cm" fo:border="none"/>
    </style:style>
    <style:style style:name="P32" style:family="paragraph" style:parent-style-name="List_20_Heading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font-name="inherit" style:text-underline-style="solid" style:text-underline-width="auto" style:text-underline-color="font-color" fo:font-weight="bold"/>
    </style:style>
    <style:style style:name="P33" style:family="paragraph" style:parent-style-name="List_20_Contents">
      <loext:graphic-properties draw:fill="none" draw:fill-color="#ffffff" draw:opacity="100%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34" style:family="paragraph" style:parent-style-name="List_20_Contents" style:list-style-name="L11">
      <loext:graphic-properties draw:fill="none" draw:fill-color="#ffffff" draw:opacity="100%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35" style:family="paragraph" style:parent-style-name="List_20_Contents" style:list-style-name="L12">
      <loext:graphic-properties draw:fill="none" draw:fill-color="#ffffff" draw:opacity="100%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36" style:family="paragraph" style:parent-style-name="List_20_Contents" style:list-style-name="L13">
      <loext:graphic-properties draw:fill="none" draw:fill-color="#ffffff" draw:opacity="100%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37" style:family="paragraph" style:parent-style-name="List_20_Contents" style:list-style-name="L13">
      <loext:graphic-properties draw:fill="none" draw:fill-color="#ffffff" draw:opacity="100%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38" style:family="paragraph" style:parent-style-name="List_20_Contents" style:list-style-name="L14">
      <loext:graphic-properties draw:fill="none" draw:fill-color="#ffffff" draw:opacity="100%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39" style:family="paragraph" style:parent-style-name="List_20_Contents" style:list-style-name="L14">
      <loext:graphic-properties draw:fill="none" draw:fill-color="#ffffff" draw:opacity="100%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40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41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42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43" style:family="paragraph" style:parent-style-name="Text_20_body" style:list-style-name="L16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44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45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46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47" style:family="paragraph" style:parent-style-name="Quotations">
      <loext:graphic-properties draw:fill="none" draw:fill-color="#ffffff" draw:opacity="100%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48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49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50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51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52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53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54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background-color="#444444" loext:padding="0cm" loext:border="none"/>
    </style:style>
    <style:style style:name="P56" style:family="paragraph" style:parent-style-name="Text_20_body" style:list-style-name="L23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57" style:family="paragraph" style:parent-style-name="Text_20_body" style:list-style-name="L23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58" style:family="paragraph" style:parent-style-name="Text_20_body" style:list-style-name="L24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59" style:family="paragraph" style:parent-style-name="Text_20_body" style:list-style-name="L24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60" style:family="paragraph" style:parent-style-name="Text_20_body" style:list-style-name="L25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61" style:family="paragraph" style:parent-style-name="Text_20_body" style:list-style-name="L25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62" style:family="paragraph" style:parent-style-name="Text_20_body" style:list-style-name="L26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underline-style="solid" style:text-underline-width="auto" style:text-underline-color="font-color"/>
    </style:style>
    <style:style style:name="P63" style:family="paragraph" style:parent-style-name="Text_20_body" style:list-style-name="L26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64" style:family="paragraph" style:parent-style-name="Heading_20_4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line-through-style="solid" style:text-line-through-type="single" style:font-name="inherit" style:text-underline-style="solid" style:text-underline-width="auto" style:text-underline-color="font-color" fo:font-weight="bold" fo:background-color="transparent" loext:padding="0cm" loext:border="none"/>
    </style:style>
    <style:style style:name="P65" style:family="paragraph" style:parent-style-name="Heading_20_3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line-through-style="solid" style:text-line-through-type="single" style:font-name="inherit" style:text-underline-style="solid" style:text-underline-width="auto" style:text-underline-color="font-color" fo:font-weight="bold" fo:background-color="transparent" loext:padding="0cm" loext:border="none"/>
    </style:style>
    <style:style style:name="P66" style:family="paragraph" style:parent-style-name="Heading_20_2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line-through-style="solid" style:text-line-through-type="single" style:font-name="inherit" style:text-underline-style="solid" style:text-underline-width="auto" style:text-underline-color="font-color" fo:font-weight="bold" fo:background-color="transparent" loext:padding="0cm" loext:border="none"/>
    </style:style>
    <style:style style:name="P67" style:family="paragraph" style:parent-style-name="Text_20_body" style:list-style-name="L27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line-through-style="solid" style:text-line-through-type="single" style:text-underline-style="solid" style:text-underline-width="auto" style:text-underline-color="font-color" fo:background-color="transparent" loext:padding="0cm" loext:border="none"/>
    </style:style>
    <style:style style:name="P68" style:family="paragraph" style:parent-style-name="Text_20_body" style:list-style-name="L27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6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line-through-style="solid" style:text-line-through-type="single" style:text-underline-style="solid" style:text-underline-width="auto" style:text-underline-color="font-color" fo:background-color="transparent" loext:padding="0cm" loext:border="none"/>
    </style:style>
    <style:style style:name="P70" style:family="paragraph" style:parent-style-name="Text_20_body" style:list-style-name="L28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line-through-style="solid" style:text-line-through-type="single" style:text-underline-style="solid" style:text-underline-width="auto" style:text-underline-color="font-color" fo:background-color="transparent" loext:padding="0cm" loext:border="none"/>
    </style:style>
    <style:style style:name="P71" style:family="paragraph" style:parent-style-name="Text_20_body" style:list-style-name="L28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</style:style>
    <style:style style:name="P72" style:family="paragraph" style:parent-style-name="Text_20_body" style:list-style-name="L29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line-through-style="solid" style:text-line-through-type="single" style:text-underline-style="solid" style:text-underline-width="auto" style:text-underline-color="font-color" fo:background-color="transparent" loext:padding="0cm" loext:border="none"/>
    </style:style>
    <style:style style:name="P73" style:family="paragraph" style:parent-style-name="Text_20_body" style:list-style-name="L30">
      <loext:graphic-properties draw:fill="none" draw:fill-color="#ffff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style:text-line-through-style="solid" style:text-line-through-type="single" style:text-underline-style="solid" style:text-underline-width="auto" style:text-underline-color="font-color" fo:background-color="transparent" loext:padding="0cm" loext:border="none"/>
    </style:style>
    <style:style style:name="T1" style:family="text">
      <style:text-properties fo:font-variant="normal" fo:text-transform="none" fo:color="#000000" loext:opacity="100%" style:font-name="sans-serif" fo:font-size="12pt" fo:letter-spacing="normal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0000" loext:opacity="100%" style:font-name="inherit" fo:font-size="12pt" fo:letter-spacing="normal" fo:font-style="italic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006688" loext:opacity="100%" style:font-name="inherit" fo:font-size="12pt" fo:letter-spacing="normal" fo:font-style="italic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4" style:family="text">
      <style:text-properties style:text-underline-style="solid" style:text-underline-width="auto" style:text-underline-color="font-color" fo:background-color="transparent" loext:char-shading-value="0" loext:padding="0cm" loext:border="none"/>
    </style:style>
    <style:style style:name="T5" style:family="text">
      <style:text-properties style:font-name="inherit" fo:font-style="italic" style:text-underline-style="solid" style:text-underline-width="auto" style:text-underline-color="font-color" fo:background-color="transparent" loext:char-shading-value="0" loext:padding="0cm" loext:border="none"/>
    </style:style>
    <style:style style:name="T6" style:family="text">
      <style:text-properties fo:font-family="monospace" style:text-underline-style="solid" style:text-underline-width="auto" style:text-underline-color="font-color" fo:background-color="#eeeeee" loext:char-shading-value="0" loext:padding="0cm" loext:border="none"/>
    </style:style>
    <style:style style:name="T7" style:family="text">
      <style:text-properties style:font-name="inherit" style:text-underline-style="solid" style:text-underline-width="auto" style:text-underline-color="font-color" fo:font-weight="bold" fo:background-color="transparent" loext:char-shading-value="0" loext:padding="0cm" loext:border="none"/>
    </style:style>
    <style:style style:name="T8" style:family="text">
      <style:text-properties fo:color="#006688" loext:opacity="100%" style:font-name="inherit" fo:font-style="italic" style:text-underline-style="solid" style:text-underline-width="auto" style:text-underline-color="font-color" fo:background-color="transparent" loext:char-shading-value="0" loext:padding="0cm" loext:border="non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background-color="#eeeeee" loext:char-shading-value="0" loext:padding="0cm" loext:border="none"/>
    </style:style>
    <style:style style:name="T11" style:family="text">
      <style:text-properties fo:color="#006688" loext:opacity="100%" fo:background-color="transparent" loext:char-shading-value="0"/>
    </style:style>
    <style:style style:name="T12" style:family="text">
      <style:text-properties style:text-line-through-style="solid" style:text-line-through-type="single" fo:font-family="monospace" style:text-underline-style="solid" style:text-underline-width="auto" style:text-underline-color="font-color" fo:background-color="#eeeeee" loext:char-shading-value="0" loext:padding="0cm" loext:border="none"/>
    </style:style>
    <style:style style:name="T13" style:family="text">
      <style:text-properties style:text-line-through-style="solid" style:text-line-through-type="single" style:text-underline-style="solid" style:text-underline-width="auto" style:text-underline-color="font-color" fo:background-color="transparent" loext:char-shading-value="0" loext:padding="0cm" loext:border="none"/>
    </style:style>
    <style:style style:name="T14" style:family="text">
      <style:text-properties fo:color="#006688" loext:opacity="100%" style:text-line-through-style="solid" style:text-line-through-type="single" style:font-name="inherit" fo:font-style="italic" style:text-underline-style="solid" style:text-underline-width="auto" style:text-underline-color="font-color" fo:background-color="transparent" loext:char-shading-value="0" loext:padding="0cm" loext:border="none"/>
    </style:style>
    <style:style style:name="T15" style:family="text">
      <style:text-properties style:text-line-through-style="solid" style:text-line-through-type="single" style:font-name="inherit" fo:font-style="italic" style:text-underline-style="solid" style:text-underline-width="auto" style:text-underline-color="font-color" fo:background-color="transparent" loext:char-shading-value="0" loext:padding="0cm" loext:border="none"/>
    </style:style>
    <style:style style:name="T16" style:family="text">
      <style:text-properties style:text-line-through-style="solid" style:text-line-through-type="single" style:font-name="inherit" style:text-underline-style="solid" style:text-underline-width="auto" style:text-underline-color="font-color" fo:font-weight="bold" fo:background-color="transparent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-0.49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chnittstellen, Architektur, Frameworks</text:h>
      <text:p text:style-name="P2"><text:span text:style-name="T1">Oder besser gesagt: Vorbereitung zum Kurs </text:span><text:span text:style-name="Emphasis"><text:span text:style-name="T2">Webentwicklung</text:span></text:span><text:span text:style-name="T1">.</text:span></text:p>
      <text:list text:style-name="L1">
        <text:list-item>
          <text:p text:style-name="P3"><text:a xlink:type="simple" xlink:href="https://plutz.net/training/damago_2025_08-2/#1:Schnittstellen,%20Architektur,%20Frameworks" text:style-name="Internet_20_link" text:visited-style-name="Visited_20_Internet_20_Link"><text:span text:style-name="T3">Schnittstellen, Architektur, Frameworks</text:span></text:a></text:p>
        </text:list-item>
        <text:list-item>
          <text:p text:style-name="P3"><text:a xlink:type="simple" xlink:href="https://plutz.net/training/damago_2025_08-2/#1.1:Textformate:" text:style-name="Internet_20_link" text:visited-style-name="Visited_20_Internet_20_Link"><text:span text:style-name="T3">Textformate:</text:span></text:a></text:p>
        </text:list-item>
        <text:list-item>
          <text:p text:style-name="P3"><text:a xlink:type="simple" xlink:href="https://plutz.net/training/damago_2025_08-2/#1.2:Kennenlernen%20HTML" text:style-name="Internet_20_link" text:visited-style-name="Visited_20_Internet_20_Link"><text:span text:style-name="T3">Kennenlernen HTML</text:span></text:a></text:p>
        </text:list-item>
        <text:list-item>
          <text:p text:style-name="P3"><text:a xlink:type="simple" xlink:href="https://plutz.net/training/damago_2025_08-2/#1.2.1:Begriffe:%20HTML" text:style-name="Internet_20_link" text:visited-style-name="Visited_20_Internet_20_Link"><text:span text:style-name="T3">Begriffe: HTML</text:span></text:a></text:p>
        </text:list-item>
        <text:list-item>
          <text:p text:style-name="P3"><text:a xlink:type="simple" xlink:href="https://plutz.net/training/damago_2025_08-2/#1.3:Aufgabe%20(Webserver)" text:style-name="Internet_20_link" text:visited-style-name="Visited_20_Internet_20_Link"><text:span text:style-name="T3">Aufgabe (Webserver)</text:span></text:a></text:p>
        </text:list-item>
        <text:list-item>
          <text:p text:style-name="P3"><text:a xlink:type="simple" xlink:href="https://plutz.net/training/damago_2025_08-2/#1.4:Aufgabe%20Webserver-Config%20/%20HTTP" text:style-name="Internet_20_link" text:visited-style-name="Visited_20_Internet_20_Link"><text:span text:style-name="T3">Aufgabe Webserver-Config / HTTP</text:span></text:a></text:p>
        </text:list-item>
        <text:list-item>
          <text:p text:style-name="P3"><text:a xlink:type="simple" xlink:href="https://plutz.net/training/damago_2025_08-2/#1.5:Aufgaben%20HTTP" text:style-name="Internet_20_link" text:visited-style-name="Visited_20_Internet_20_Link"><text:span text:style-name="T3">Aufgaben HTTP</text:span></text:a></text:p>
        </text:list-item>
        <text:list-item>
          <text:p text:style-name="P3"><text:a xlink:type="simple" xlink:href="https://plutz.net/training/damago_2025_08-2/#1.6:Aufgaben%20CGI" text:style-name="Internet_20_link" text:visited-style-name="Visited_20_Internet_20_Link"><text:span text:style-name="T3">Aufgaben CGI</text:span></text:a></text:p>
        </text:list-item>
        <text:list-item>
          <text:p text:style-name="P3"><text:a xlink:type="simple" xlink:href="https://plutz.net/training/damago_2025_08-2/#1.6.1:Hinweis%20zu%20Scriptdateien" text:style-name="Internet_20_link" text:visited-style-name="Visited_20_Internet_20_Link"><text:span text:style-name="T3">Hinweis zu Scriptdateien</text:span></text:a></text:p>
        </text:list-item>
        <text:list-item>
          <text:p text:style-name="P3"><text:a xlink:type="simple" xlink:href="https://plutz.net/training/damago_2025_08-2/#1.7:Aufgabe%20Formulare" text:style-name="Internet_20_link" text:visited-style-name="Visited_20_Internet_20_Link"><text:span text:style-name="T3">Aufgabe Formulare</text:span></text:a></text:p>
        </text:list-item>
        <text:list-item>
          <text:p text:style-name="P3"><text:a xlink:type="simple" xlink:href="https://plutz.net/training/damago_2025_08-2/#1.8:Begriffe" text:style-name="Internet_20_link" text:visited-style-name="Visited_20_Internet_20_Link"><text:span text:style-name="T3">Begriffe</text:span></text:a></text:p>
        </text:list-item>
        <text:list-item>
          <text:p text:style-name="P3"><text:a xlink:type="simple" xlink:href="https://plutz.net/training/damago_2025_08-2/#1.9:Aufgabe%20CGI-Framework" text:style-name="Internet_20_link" text:visited-style-name="Visited_20_Internet_20_Link"><text:span text:style-name="T3">Aufgabe CGI-Framework</text:span></text:a></text:p>
        </text:list-item>
        <text:list-item>
          <text:p text:style-name="P3"><text:a xlink:type="simple" xlink:href="https://plutz.net/training/damago_2025_08-2/#1.10:Aufgabe%20GET%20/%20POST" text:style-name="Internet_20_link" text:visited-style-name="Visited_20_Internet_20_Link"><text:span text:style-name="T3">Aufgabe GET / POST</text:span></text:a></text:p>
        </text:list-item>
        <text:list-item>
          <text:p text:style-name="P3"><text:a xlink:type="simple" xlink:href="https://plutz.net/training/damago_2025_08-2/#1.11:Aufgabe:" text:style-name="Internet_20_link" text:visited-style-name="Visited_20_Internet_20_Link"><text:span text:style-name="T3">Aufgabe:</text:span></text:a></text:p>
        </text:list-item>
        <text:list-item>
          <text:p text:style-name="P3"><text:a xlink:type="simple" xlink:href="https://plutz.net/training/damago_2025_08-2/#1.12:Aufgabe%20Java%20(Auffrischung%20/%20Wiederholung)" text:style-name="Internet_20_link" text:visited-style-name="Visited_20_Internet_20_Link"><text:span text:style-name="T3">Aufgabe Java (Auffrischung / Wiederholung)</text:span></text:a></text:p>
        </text:list-item>
        <text:list-item>
          <text:p text:style-name="P3"><text:a xlink:type="simple" xlink:href="https://plutz.net/training/damago_2025_08-2/#1.13:Aufgabe%20Java" text:style-name="Internet_20_link" text:visited-style-name="Visited_20_Internet_20_Link"><text:span text:style-name="T3">Aufgabe Java</text:span></text:a></text:p>
        </text:list-item>
        <text:list-item>
          <text:p text:style-name="P3"><text:a xlink:type="simple" xlink:href="https://plutz.net/training/damago_2025_08-2/#1.14:Java%20Web%20Application%20Server" text:style-name="Internet_20_link" text:visited-style-name="Visited_20_Internet_20_Link"><text:span text:style-name="T3">Java Web Application Server</text:span></text:a></text:p>
        </text:list-item>
        <text:list-item>
          <text:p text:style-name="P3"><text:a xlink:type="simple" xlink:href="https://plutz.net/training/damago_2025_08-2/#1.14.1:Dokumentation%20zu%20Servlets%20allgemein" text:style-name="Internet_20_link" text:visited-style-name="Visited_20_Internet_20_Link"><text:span text:style-name="T3">Dokumentation zu Servlets allgemein</text:span></text:a></text:p>
        </text:list-item>
        <text:list-item>
          <text:p text:style-name="P3"><text:a xlink:type="simple" xlink:href="https://plutz.net/training/damago_2025_08-2/#1.14.2:Servlet%20erstellen%20in%20IntelliJ" text:style-name="Internet_20_link" text:visited-style-name="Visited_20_Internet_20_Link"><text:span text:style-name="T3">Servlet erstellen in IntelliJ</text:span></text:a></text:p>
        </text:list-item>
        <text:list-item>
          <text:p text:style-name="P3"><text:a xlink:type="simple" xlink:href="https://plutz.net/training/damago_2025_08-2/#1.15:Aufgabe%20Java-Servlet" text:style-name="Internet_20_link" text:visited-style-name="Visited_20_Internet_20_Link"><text:span text:style-name="T3">Aufgabe Java-Servlet</text:span></text:a></text:p>
        </text:list-item>
        <text:list-item>
          <text:p text:style-name="P3"><text:a xlink:type="simple" xlink:href="https://plutz.net/training/damago_2025_08-2/#1.16:Servlet%20GET%20/%20POST" text:style-name="Internet_20_link" text:visited-style-name="Visited_20_Internet_20_Link"><text:span text:style-name="T3">Servlet GET / POST</text:span></text:a></text:p>
        </text:list-item>
        <text:list-item>
          <text:p text:style-name="P3"><text:a xlink:type="simple" xlink:href="https://plutz.net/training/damago_2025_08-2/#1.17:Aufgabe:%20Gästebuch" text:style-name="Internet_20_link" text:visited-style-name="Visited_20_Internet_20_Link"><text:span text:style-name="T3">Aufgabe: Gästebuch</text:span></text:a></text:p>
        </text:list-item>
        <text:list-item>
          <text:p text:style-name="P3"><text:a xlink:type="simple" xlink:href="https://plutz.net/training/damago_2025_08-2/#1.17.0.1:Schreibbares%20Verzeichnis%20für%20Tomcat%20anlegen%20(mit%20Gentoo%20wär%20das%20nicht%20passiert!)" text:style-name="Internet_20_link" text:visited-style-name="Visited_20_Internet_20_Link"><text:span text:style-name="T3">Schreibbares Verzeichnis für Tomcat anlegen (mit Gentoo wär das nicht passiert!)</text:span></text:a></text:p>
        </text:list-item>
        <text:list-item>
          <text:p text:style-name="P3"><text:a xlink:type="simple" xlink:href="https://plutz.net/training/damago_2025_08-2/#1.17.1:Lesematerial" text:style-name="Internet_20_link" text:visited-style-name="Visited_20_Internet_20_Link"><text:span text:style-name="T3">Lesematerial</text:span></text:a></text:p>
        </text:list-item>
        <text:list-item>
          <text:p text:style-name="P3"><text:a xlink:type="simple" xlink:href="https://plutz.net/training/damago_2025_08-2/#1.18:Erklärung:%20Interfaces%20in%20Java" text:style-name="Internet_20_link" text:visited-style-name="Visited_20_Internet_20_Link"><text:span text:style-name="T3">Erklärung: Interfaces in Java</text:span></text:a></text:p>
        </text:list-item>
        <text:list-item>
          <text:p text:style-name="P3"><text:a xlink:type="simple" xlink:href="https://plutz.net/training/damago_2025_08-2/#1.19:Aufgabe%20User-Accounts" text:style-name="Internet_20_link" text:visited-style-name="Visited_20_Internet_20_Link"><text:span text:style-name="T3">Aufgabe User-Accounts</text:span></text:a></text:p>
        </text:list-item>
        <text:list-item>
          <text:p text:style-name="P3"><text:a xlink:type="simple" xlink:href="https://plutz.net/training/damago_2025_08-2/#1.19.1:hinweise" text:style-name="Internet_20_link" text:visited-style-name="Visited_20_Internet_20_Link"><text:span text:style-name="T3">hinweise</text:span></text:a></text:p>
        </text:list-item>
      </text:list>
      <text:h text:style-name="P4" text:outline-level="2">Textformate:</text:h>
      <text:list text:style-name="L2">
        <text:list-item>
          <text:p text:style-name="P5">Erstellt in Office ein Dokument, das etwa so aussieht wie auf der Abbildung</text:p>
        </text:list-item>
        <text:list-item>
          <text:p text:style-name="P5">Speichert dieses Dokument in den folgenden Formaten:</text:p>
          <text:list>
            <text:list-item>
              <text:p text:style-name="P5">TXT</text:p>
            </text:list-item>
            <text:list-item>
              <text:p text:style-name="P5">RTF</text:p>
            </text:list-item>
            <text:list-item>
              <text:p text:style-name="P5">ODT</text:p>
            </text:list-item>
            <text:list-item>
              <text:p text:style-name="P5">DOCX</text:p>
            </text:list-item>
            <text:list-item>
              <text:p text:style-name="P5">HTML</text:p>
            </text:list-item>
          </text:list>
          <text:p text:style-name="P5">(Falls MS-Office dies nicht hergibt hilft LibreOffice)</text:p>
        </text:list-item>
        <text:list-item>
          <text:p text:style-name="P6"><text:span text:style-name="T4">Öffnet die gespeicherten Dateien jeweils mit Notepad (dem Windows-</text:span><text:span text:style-name="Emphasis"><text:span text:style-name="T5">Editor</text:span></text:span><text:span text:style-name="T4">) und vergleicht den Inhalt.</text:span></text:p>
        </text:list-item>
        <text:list-item>
          <text:p text:style-name="P6"><text:span text:style-name="T4">Öffnet die </text:span><text:span text:style-name="Source_20_Text"><text:span text:style-name="T6">.docx</text:span></text:span><text:span text:style-name="T4">-Datei mit einem Zip-Programm und schickt mir einen Screenshot.</text:span></text:p>
        </text:list-item>
      </text:list>
      <text:p text:style-name="Text_20_body"> </text:p>
      <text:h text:style-name="P7" text:outline-level="1"><text:soft-page-break/>Überschrift</text:h>
      <text:list text:style-name="L3">
        <text:list-item>
          <text:p text:style-name="P8">Aufzählung</text:p>
        </text:list-item>
        <text:list-item>
          <text:p text:style-name="P9"><text:span text:style-name="Strong_20_Emphasis"><text:span text:style-name="T7">Fett</text:span></text:span></text:p>
        </text:list-item>
        <text:list-item>
          <text:p text:style-name="P9"><text:span text:style-name="Emphasis"><text:span text:style-name="T5">Kursiv</text:span></text:span></text:p>
        </text:list-item>
      </text:list>
      <text:h text:style-name="P4" text:outline-level="2">Kennenlernen HTML</text:h>
      <text:p text:style-name="P10">Materialien:</text:p>
      <text:list text:style-name="L4">
        <text:list-item>
          <text:p text:style-name="P11"><text:a xlink:type="simple" xlink:href="https://plutz.net/training/damago_2025_08-2/Handreichung%20HTML.pdf" text:style-name="Internet_20_link" text:visited-style-name="Visited_20_Internet_20_Link"><text:span text:style-name="T8">Handreichung HTML.pdf</text:span></text:a></text:p>
        </text:list-item>
        <text:list-item>
          <text:p text:style-name="P11"><text:a xlink:type="simple" xlink:href="https://wiki.selfhtml.org/wiki/HTML" text:style-name="Internet_20_link" text:visited-style-name="Visited_20_Internet_20_Link"><text:span text:style-name="T8">https://wiki.selfhtml.org/wiki/HTML</text:span></text:a></text:p>
        </text:list-item>
        <text:list-item>
          <text:p text:style-name="P11"><text:a xlink:type="simple" xlink:href="https://www.w3schools.com/html/" text:style-name="Internet_20_link" text:visited-style-name="Visited_20_Internet_20_Link"><text:span text:style-name="T8">https://www.w3schools.com/html/</text:span></text:a></text:p>
        </text:list-item>
      </text:list>
      <text:list text:style-name="L5">
        <text:list-item>
          <text:p text:style-name="P12"><text:span text:style-name="T9">Benutzt jetzt </text:span><text:span text:style-name="Source_20_Text"><text:span text:style-name="T6">Notepad++</text:span></text:span><text:span text:style-name="T9">, um das gleiche Dokument in reinem HTML nachzubauen. Ihr braucht dafür:</text:span></text:p>
          <text:list>
            <text:list-item>
              <text:p text:style-name="P13">Das HTML-Grundgerüst (siehe "Handreichung HTML")</text:p>
            </text:list-item>
            <text:list-item>
              <text:p text:style-name="P12"><text:span text:style-name="T9">das </text:span><text:span text:style-name="Source_20_Text"><text:span text:style-name="T6">&lt;h1&gt;</text:span></text:span><text:span text:style-name="T9">-Tag</text:span></text:p>
            </text:list-item>
            <text:list-item>
              <text:p text:style-name="P12"><text:span text:style-name="T9">die </text:span><text:span text:style-name="Source_20_Text"><text:span text:style-name="T6">&lt;ul&gt;</text:span></text:span><text:span text:style-name="T9">- und </text:span><text:span text:style-name="Source_20_Text"><text:span text:style-name="T6">&lt;li&gt;</text:span></text:span><text:span text:style-name="T9">-Tags</text:span></text:p>
            </text:list-item>
            <text:list-item>
              <text:p text:style-name="P12"><text:span text:style-name="T9">das </text:span><text:span text:style-name="Source_20_Text"><text:span text:style-name="T6">&lt;strong&gt;</text:span></text:span><text:span text:style-name="T9">- und </text:span><text:span text:style-name="Source_20_Text"><text:span text:style-name="T6">&lt;em&gt;</text:span></text:span><text:span text:style-name="T9">-Tag</text:span></text:p>
            </text:list-item>
          </text:list>
          <text:p text:style-name="P13">Das Dokument kann im Webbrowser angezeigt werden</text:p>
        </text:list-item>
        <text:list-item>
          <text:p text:style-name="P13">Fügt in dieses HTML-Dokument außerdem einen Hyperlink auf die Wikipedia-Seite zu HTML ein</text:p>
        </text:list-item>
        <text:list-item>
          <text:p text:style-name="P13">Benutzt im Webbrower den Webinspector / Dev-Tools um neben der gerenderten Seite auch den Quellcode anzuzeigen.</text:p>
          <text:p text:style-name="P12"><text:span text:style-name="T9">Der Inspector lässt sich idR. über die </text:span><text:span text:style-name="Source_20_Text"><text:span text:style-name="T6">F12</text:span></text:span><text:span text:style-name="T9">-Taste erreichen und steht in allen großen Browsern zur Verfügung. Die Dev-Tools von Chromium, Firefox und Edge unterscheiden sich dabei kaum voneinander.</text:span></text:p>
          <text:p text:style-name="P13">Schickt mir einen Screenshot des gerenderten Dokuments mit dem Quellcode im Webinspector. Zeigt dabei unbeding die Rohansicht des Quellcodes, nicht die aufklappbare Elementen-Ansicht.</text:p>
        </text:list-item>
        <text:list-item>
          <text:p text:style-name="P13">Recherchiert in den Element-Referenzen bei Selfhtml, oder w3schools:</text:p>
          <text:list>
            <text:list-item>
              <text:p text:style-name="P12"><text:span text:style-name="T9">Was ist der Unterschied zwischen </text:span><text:span text:style-name="Source_20_Text"><text:span text:style-name="T6">&lt;b&gt;</text:span></text:span><text:span text:style-name="T9"> und </text:span><text:span text:style-name="Source_20_Text"><text:span text:style-name="T6">&lt;strong&gt;</text:span></text:span></text:p>
            </text:list-item>
            <text:list-item>
              <text:p text:style-name="P12"><text:span text:style-name="T9">Was ist der Unterschied zwischen </text:span><text:span text:style-name="Source_20_Text"><text:span text:style-name="T6">&lt;i&gt;</text:span></text:span><text:span text:style-name="T9"> und </text:span><text:span text:style-name="Source_20_Text"><text:span text:style-name="T6">&lt;em&gt;</text:span></text:span></text:p>
            </text:list-item>
          </text:list>
          <text:p text:style-name="P13">Schreibt mir als Antwort eine kurze Vermutung im Privatchat</text:p>
        </text:list-item>
      </text:list>
      <text:h text:style-name="P14" text:outline-level="3">Begriffe: HTML</text:h>
      <text:list text:style-name="L6">
        <text:list-item>
          <text:p text:style-name="P15">Textauszeichnungssprache / Text markup language</text:p>
        </text:list-item>
        <text:list-item>
          <text:p text:style-name="P15">Auszeichnung = Markup</text:p>
        </text:list-item>
        <text:list-item>
          <text:p text:style-name="P16"><text:span text:style-name="Source_20_Text"><text:span text:style-name="T6">&lt;a href="..."&gt;Inhalt&lt;/a&gt;</text:span></text:span></text:p>
        </text:list-item>
        <text:list-item>
          <text:p text:style-name="P15">Tags haben Attribute u. ggf. Inhalt</text:p>
        </text:list-item>
      </text:list>
      <text:h text:style-name="P4" text:outline-level="2">Aufgabe (Webserver)</text:h>
      <text:p text:style-name="P10">Installiert per wsl ein Debian GNU Linux in eurem Windows.</text:p>
      <text:p text:style-name="P17"><text:span text:style-name="Source_20_Text"><text:span text:style-name="T6">:&gt; wsl --install -d debian</text:span></text:span></text:p>
      <text:p text:style-name="P18"><text:span text:style-name="Source_20_Text"><text:span text:style-name="T6">:&gt; wsl</text:span></text:span></text:p>
      <text:p text:style-name="P18"><text:span text:style-name="Source_20_Text"><text:span text:style-name="T10"><text:s/></text:span></text:span><text:span text:style-name="Source_20_Text"><text:span text:style-name="T6">-&gt; Huch, da ist ein bash</text:span></text:span></text:p>
      <text:p text:style-name="P10">Installiert via wsl einen Apache-Webserver</text:p>
      <text:p text:style-name="P17"><text:span text:style-name="Source_20_Text"><text:span text:style-name="T6">~$ apt-get install apache2</text:span></text:span></text:p>
      <text:p text:style-name="P10">Lasst die HTML-Seite via apache ausliefern. → Recherche ;-)</text:p>
      <text:h text:style-name="P4" text:outline-level="2"><text:soft-page-break/>Aufgabe Webserver-Config / HTTP</text:h>
      <text:list text:style-name="L7">
        <text:list-item>
          <text:p text:style-name="P19">Macht das Webserver-Verzeichnis über den Windows-Explorer schreibbar</text:p>
          <text:list>
            <text:list-item>
              <text:p text:style-name="P20"><text:span text:style-name="Source_20_Text"><text:span text:style-name="T6">~# chmod a+w /var/www/html/</text:span></text:span></text:p>
            </text:list-item>
          </text:list>
        </text:list-item>
        <text:list-item>
          <text:p text:style-name="P19">legt eine HTML-Datei unter einem anderen Namen im Verzeichnis mit ab (z.B. die html-Datei aus MS-Office)</text:p>
        </text:list-item>
        <text:list-item>
          <text:p text:style-name="P19">greift auf die URL im Webbrowser zu</text:p>
          <text:list>
            <text:list-item>
              <text:p text:style-name="P20"><text:span text:style-name="Source_20_Text"><text:span text:style-name="T6">http://IPADRESSE/Dateiname.html</text:span></text:span></text:p>
            </text:list-item>
          </text:list>
        </text:list-item>
        <text:list-item>
          <text:p text:style-name="P20"><text:span text:style-name="T9">versucht die HTML-Seite via telnet abzurufen (siehe </text:span><text:a xlink:type="simple" xlink:href="https://plutz.net/training/damago_2025_06/%5Battachment%5D/Tag_7.html#autoslide3" text:style-name="Internet_20_link" text:visited-style-name="Visited_20_Internet_20_Link"><text:span text:style-name="T8">Linux-Kurs</text:span></text:a><text:span text:style-name="T9">)</text:span></text:p>
        </text:list-item>
      </text:list>
      <text:p text:style-name="P17"><text:span text:style-name="Source_20_Text"><text:span text:style-name="T6">~$ ncat -C localhost 80</text:span></text:span></text:p>
      <text:p text:style-name="P18"><text:span text:style-name="Source_20_Text"><text:span text:style-name="T6">GET / HTTP/1.1</text:span></text:span></text:p>
      <text:p text:style-name="P18"><text:span text:style-name="Source_20_Text"><text:span text:style-name="T6">Host: schnabbeldiwauwau</text:span></text:span></text:p>
      <text:p text:style-name="P18"><text:span text:style-name="Source_20_Text"><text:span text:style-name="T6">(leerzeile)</text:span></text:span></text:p>
      <text:p text:style-name="P18"><text:span text:style-name="Source_20_Text"><text:span text:style-name="T6">-&gt; Antwort vom Server</text:span></text:span></text:p>
      <text:p text:style-name="P18"><text:span text:style-name="Source_20_Text"><text:span text:style-name="T6">STRG + d</text:span></text:span></text:p>
      <text:p text:style-name="P18"/>
      <text:p text:style-name="P18"><text:span text:style-name="Source_20_Text"><text:span text:style-name="T6">~$ ncat -C localhost 80</text:span></text:span></text:p>
      <text:p text:style-name="P18"><text:span text:style-name="Source_20_Text"><text:span text:style-name="T6">GET /Text.txt HTTP/1.1</text:span></text:span></text:p>
      <text:p text:style-name="P18"><text:span text:style-name="Source_20_Text"><text:span text:style-name="T6">Host: isegal</text:span></text:span></text:p>
      <text:p text:style-name="P18"><text:span text:style-name="Source_20_Text"><text:span text:style-name="T6">(leerzeile)</text:span></text:span></text:p>
      <text:p text:style-name="P18"><text:span text:style-name="Source_20_Text"><text:span text:style-name="T6">-&gt; Antwort vom Server</text:span></text:span></text:p>
      <text:p text:style-name="P18"><text:span text:style-name="Source_20_Text"><text:span text:style-name="T6">STRG + d</text:span></text:span></text:p>
      <text:h text:style-name="P4" text:outline-level="2">Aufgaben HTTP</text:h>
      <text:list text:style-name="L8">
        <text:list-item>
          <text:p text:style-name="P21">Beobachtet im Webinspector / Dev-Tools das Tab "Netzwerk". Zu jedem Request lassen sich dort Request- und Response-Header einsehen.</text:p>
          <text:list>
            <text:list-item>
              <text:p text:style-name="P22"><text:span text:style-name="T9">vergleicht mit den Requests, bzw. der Ausgabe in </text:span><text:span text:style-name="Source_20_Text"><text:span text:style-name="T6">ncat</text:span></text:span></text:p>
            </text:list-item>
          </text:list>
        </text:list-item>
        <text:list-item>
          <text:p text:style-name="P22"><text:span text:style-name="T9">betrachtet die Dateien in </text:span><text:span text:style-name="Source_20_Text"><text:span text:style-name="T6">/var/log/apache2/</text:span></text:span><text:span text:style-name="T9">, nutzt </text:span><text:span text:style-name="Source_20_Text"><text:span text:style-name="T6">tail -f ...</text:span></text:span><text:span text:style-name="T9"> um die Dateien zu sehen während im Browser Seiten abgerufen werden</text:span></text:p>
          <text:list>
            <text:list-item>
              <text:p text:style-name="P21">versucht auch eine Seite aufzurufen, die es nicht gibt, z.B. http://IPADRESSE/gibtsnicht.pdf</text:p>
            </text:list-item>
          </text:list>
        </text:list-item>
        <text:list-item>
          <text:p text:style-name="P21">Vergleicht die Log-Einträge, die entstehen, wenn ihr mit verschiedenen Browsern (Chromium, Edge, Firefox) auf die selbe Seite zugreift.</text:p>
          <text:list>
            <text:list-item>
              <text:p text:style-name="P21">wenn ihr via "localhost" oder über die IP-Adresse zugreift</text:p>
            </text:list-item>
          </text:list>
        </text:list-item>
        <text:list-item>
          <text:p text:style-name="P21">Vergleicht auch, wie sich die Request-Header unterscheiden, die nicht im Log eingetragen werden.</text:p>
          <text:list>
            <text:list-item>
              <text:p text:style-name="P21">Hierbei helfen die jeweiligen Dev-Tools.</text:p>
            </text:list-item>
            <text:list-item>
              <text:p text:style-name="P22"><text:span text:style-name="T9">Alternativ: </text:span><text:span text:style-name="Source_20_Text"><text:span text:style-name="T6">~# ncat -Cl 1024</text:span></text:span></text:p>
              <text:p text:style-name="P22"><text:span text:style-name="T9">Zugriff via </text:span><text:span text:style-name="Source_20_Text"><text:span text:style-name="T6">http://IPADRESSE:1024/</text:span></text:span></text:p>
            </text:list-item>
            <text:list-item>
              <text:p text:style-name="P21">Schafft ihr es, von Hand eine Antwort an den Browser zu senden?</text:p>
            </text:list-item>
          </text:list>
        </text:list-item>
      </text:list>
      <text:p text:style-name="P23"><text:span text:style-name="T9">Weiterer Lese-Stoff: </text:span><text:a xlink:type="simple" xlink:href="https://coveryourtracks.eff.org/learn" text:style-name="Internet_20_link" text:visited-style-name="Visited_20_Internet_20_Link"><text:span text:style-name="T8">https://coveryourtracks.eff.org/learn</text:span></text:a></text:p>
      <text:h text:style-name="P4" text:outline-level="2">Aufgaben CGI</text:h>
      <text:p text:style-name="P10">CGI = Common Gateway Interface</text:p>
      <text:p text:style-name="P10">CGI ist eine Spezifikation, nach der ein Webserver mit beliebigen Backend-Programmen kommunizieren kann.</text:p>
      <text:list text:style-name="L9">
        <text:list-item>
          <text:p text:style-name="P24"><text:span text:style-name="T9">Aktiviert das CGI-Modul in apache: </text:span><text:span text:style-name="Source_20_Text"><text:span text:style-name="T6">~# a2enmod cgi</text:span></text:span></text:p>
        </text:list-item>
        <text:list-item>
          <text:p text:style-name="P24"><text:span text:style-name="T9">Schaut in die Config-Datei </text:span><text:span text:style-name="Source_20_Text"><text:span text:style-name="T6">/etc/apache2/sites-enabled/000-default.conf</text:span></text:span><text:span text:style-name="T9">.</text:span></text:p>
          <text:p text:style-name="P24"><text:span text:style-name="T9">Fügt innerhalb des </text:span><text:span text:style-name="Source_20_Text"><text:span text:style-name="T6">VirtualHost</text:span></text:span><text:span text:style-name="T9"> folgenden Absatz ein, um die Ausführung von CGI-Scripten zu aktivieren:</text:span></text:p>
          <text:p text:style-name="P25"><text:soft-page-break/><text:span text:style-name="Source_20_Text"><text:span text:style-name="T6">&lt;Directory /var/www/html/&gt;</text:span></text:span></text:p>
          <text:p text:style-name="P26"><text:span text:style-name="Source_20_Text"><text:span text:style-name="T10"><text:s/></text:span></text:span><text:span text:style-name="Source_20_Text"><text:span text:style-name="T6">Options <text:s text:c="6"/>+ExecCGI</text:span></text:span></text:p>
          <text:p text:style-name="P26"><text:span text:style-name="Source_20_Text"><text:span text:style-name="T10"><text:s/></text:span></text:span><text:span text:style-name="Source_20_Text"><text:span text:style-name="T6">AddHandler <text:s text:c="3"/>cgi-script <text:s text:c="5"/>.sh</text:span></text:span></text:p>
          <text:p text:style-name="P26"><text:span text:style-name="Source_20_Text"><text:span text:style-name="T6">&lt;/Directory&gt;</text:span></text:span></text:p>
        </text:list-item>
        <text:list-item>
          <text:p text:style-name="P27">Legt im Webserver-Root folgendes Script an:</text:p>
          <text:p text:style-name="P25"><text:span text:style-name="Source_20_Text"><text:span text:style-name="T6">#!/bin/sh</text:span></text:span></text:p>
          <text:p text:style-name="P26"/>
          <text:p text:style-name="P26"><text:span text:style-name="Source_20_Text"><text:span text:style-name="T6">echo "Content-Type: text/plain; charset=utf-8"</text:span></text:span></text:p>
          <text:p text:style-name="P26"><text:span text:style-name="Source_20_Text"><text:span text:style-name="T6">echo ""</text:span></text:span></text:p>
          <text:p text:style-name="P26"/>
          <text:p text:style-name="P26"><text:span text:style-name="Source_20_Text"><text:span text:style-name="T6">date</text:span></text:span></text:p>
          <text:p text:style-name="P27">Ruft das Script im Browser auf. Was fehlt noch, um die Ausführung möglich zu machen?</text:p>
        </text:list-item>
        <text:list-item>
          <text:p text:style-name="P24"><text:span text:style-name="T9">Lasst über das Kommando </text:span><text:span text:style-name="Source_20_Text"><text:span text:style-name="T6">env</text:span></text:span><text:span text:style-name="T9"> die Umgebungsvariablen des Scripts ausgeben. Was unterscheidet sich, wenn das Script auf der Kommandozeile ausgeführt wird.</text:span></text:p>
        </text:list-item>
        <text:list-item>
          <text:p text:style-name="P24"><text:span text:style-name="T9">Modifiziert das Script, um einen unterschiedlichen Text auszugeben, je nachdem, ob der Browser via </text:span><text:span text:style-name="Source_20_Text"><text:span text:style-name="T6">localhost</text:span></text:span><text:span text:style-name="T9"> oder die </text:span><text:span text:style-name="Source_20_Text"><text:span text:style-name="T6">172.</text:span></text:span><text:span text:style-name="T9">-er IP-Adresse auf das Script zugreift.</text:span></text:p>
        </text:list-item>
        <text:list-item>
          <text:p text:style-name="P27">Lasst als Dokumenteninhalt vom Script einen HTML-Text ausgeben</text:p>
          <text:list>
            <text:list-item>
              <text:p text:style-name="P24"><text:span text:style-name="T9">Für mehrzeilige Ausgabe könnt ihr mehrere </text:span><text:span text:style-name="Source_20_Text"><text:span text:style-name="T6">echo</text:span></text:span><text:span text:style-name="T9">-Befehle nutzen</text:span></text:p>
            </text:list-item>
            <text:list-item>
              <text:p text:style-name="P24"><text:span text:style-name="T9">oder bequemer, ein </text:span><text:span text:style-name="Source_20_Text"><text:span text:style-name="T6">echo</text:span></text:span><text:span text:style-name="T9"> mit mehrzeiligem Parameter</text:span></text:p>
            </text:list-item>
            <text:list-item>
              <text:p text:style-name="P27">oder noch besser: ein "heredoc"</text:p>
            </text:list-item>
          </text:list>
          <text:p text:style-name="P25"><text:span text:style-name="Source_20_Text"><text:span text:style-name="T6">cat &lt;&lt;-SCHNABBELDIWAUWAU</text:span></text:span></text:p>
          <text:p text:style-name="P26"><text:span text:style-name="Source_20_Text"><text:span text:style-name="T6">&lt;html&gt;&lt;head&gt;</text:span></text:span></text:p>
          <text:p text:style-name="P26"><text:span text:style-name="Source_20_Text"><text:span text:style-name="T10"><text:s/></text:span></text:span><text:span text:style-name="Source_20_Text"><text:span text:style-name="T6">&lt;title&gt;&lt;/title&gt;</text:span></text:span></text:p>
          <text:p text:style-name="P26"><text:span text:style-name="Source_20_Text"><text:span text:style-name="T6">&lt;/head&gt;&lt;body&gt;</text:span></text:span></text:p>
          <text:p text:style-name="P26"><text:span text:style-name="Source_20_Text"><text:span text:style-name="T10"><text:s/></text:span></text:span><text:span text:style-name="Source_20_Text"><text:span text:style-name="T6">Foobar</text:span></text:span></text:p>
          <text:p text:style-name="P26"><text:span text:style-name="Source_20_Text"><text:span text:style-name="T6">&lt;/body&gt;&lt;/html&gt;</text:span></text:span></text:p>
          <text:p text:style-name="P26"><text:span text:style-name="Source_20_Text"><text:span text:style-name="T6">SCHNABBELDIWAUWAU</text:span></text:span></text:p>
          <text:list text:continue-numbering="true">
            <text:list-item>
              <text:p text:style-name="P27">warum wird im Browser der HTML-Text angezeigt, statt das gerenderte Dokument?</text:p>
            </text:list-item>
          </text:list>
        </text:list-item>
        <text:list-item>
          <text:p text:style-name="P24"><text:span text:style-name="T9">Im Shellscript kann man die Ausgabe eines Kommandos in einen String einfügen: z.B. via </text:span><text:span text:style-name="Source_20_Text"><text:span text:style-name="T6">echo "foo $(date) bar"</text:span></text:span><text:span text:style-name="T9">, das geht auch in Heredocs.</text:span></text:p>
          <text:list>
            <text:list-item>
              <text:p text:style-name="P24"><text:span text:style-name="T9">fügt die Ausgabe von </text:span><text:span text:style-name="Source_20_Text"><text:span text:style-name="T6">env</text:span></text:span><text:span text:style-name="T9"> in den HTML-Text ein</text:span></text:p>
            </text:list-item>
            <text:list-item>
              <text:p text:style-name="P27">findet eine Möglichkeit, die Umgebungsvariablen im HTML-Dokument auch mehrzeilig darstellen zu lassen.</text:p>
            </text:list-item>
          </text:list>
        </text:list-item>
      </text:list>
      <text:h text:style-name="P14" text:outline-level="3">Hinweis zu Scriptdateien</text:h>
      <text:p text:style-name="P23"><text:span text:style-name="T9">Einige Editoren unter Windows fügen an jedem Zeilenende ein Sonderzeichen ein (historisch wegen Fernschreibeterminals, wissenschon...). Das macht Probleme beim Ausführen der Scriptdateien unter Linux. </text:span><text:span text:style-name="Source_20_Text"><text:span text:style-name="T6">Notepad++</text:span></text:span><text:span text:style-name="T9"> kann das Zeilenformat ggf. Konvertieren:</text:span></text:p>
      <text:p text:style-name="P10">Edit → EOL Conversion → Unix (LF)<text:line-break/>bzw.<text:line-break/>Bearbeiten → Format Zeilenende → Unix (LF)</text:p>
      <text:h text:style-name="P4" text:outline-level="2">Aufgabe Formulare</text:h>
      <text:list text:style-name="L10">
        <text:list-item>
          <text:p text:style-name="P28">Entwerft eine HTML-Datei mit einem Formular bestehend aus:</text:p>
          <text:list>
            <text:list-item>
              <text:p text:style-name="P28">einem Texteingabefeld für "Benutzername"</text:p>
            </text:list-item>
            <text:list-item>
              <text:p text:style-name="P28">einem "Absenden"-Button</text:p>
            </text:list-item>
          </text:list>
          <text:p text:style-name="P28">Das Formular soll per GET-Request an den Server gesendet werden.</text:p>
        </text:list-item>
        <text:list-item>
          <text:p text:style-name="P28">Wie verändert sich die URL im Browser, wenn das Formular abgeschickt wird?</text:p>
        </text:list-item>
        <text:list-item>
          <text:p text:style-name="P28">Lasst den HTML-Code durch ein Shell-Script ausgeben.</text:p>
        </text:list-item>
        <text:list-item>
          <text:p text:style-name="P28"><text:soft-page-break/>Wie kann das Shell-Script die Eingaben lesen, um sie zu verarbeiten?</text:p>
          <text:list>
            <text:list-item>
              <text:p text:style-name="P28">Denkt daran, wie ein Programm in der CGI-Spezifikation Daten vom Server erhält</text:p>
            </text:list-item>
          </text:list>
        </text:list-item>
        <text:list-item>
          <text:p text:style-name="P28">Gebt den eingegebenen Namen im HTML-Code in einer Begrüßung zurück: z.B. "Sei gegrüßt Schnabbeldiwauwau82"</text:p>
          <text:list>
            <text:list-item>
              <text:p text:style-name="P29"><text:span text:style-name="T9">der Name muss dafür als Variable aus den Request-Parametern herausgepopelt werden. Hierbei hilft z.B. das </text:span><text:span text:style-name="Source_20_Text"><text:span text:style-name="T6">grep</text:span></text:span><text:span text:style-name="T9">-Programm, oder </text:span><text:span text:style-name="Source_20_Text"><text:span text:style-name="T6">cut</text:span></text:span><text:span text:style-name="T9">, oder </text:span><text:span text:style-name="Source_20_Text"><text:span text:style-name="T6">expr substr</text:span></text:span></text:p>
              <text:p text:style-name="P30"><text:span text:style-name="Source_20_Text"><text:span text:style-name="T6"># Variable "un" setzen (für username)</text:span></text:span></text:p>
              <text:p text:style-name="P31"><text:span text:style-name="Source_20_Text"><text:span text:style-name="T6">un="$( echo "${QUERY_STRING}" |cut -d= -f2)"</text:span></text:span></text:p>
            </text:list-item>
          </text:list>
        </text:list-item>
        <text:list-item>
          <text:p text:style-name="P28">Teilt das Namensfeld in Vor- und Nachname auf</text:p>
          <text:list>
            <text:list-item>
              <text:p text:style-name="P28">Passt die Grußzeile entsprechend an, hierfür müssen jetzt zwei Parameter verarbeitet werden</text:p>
              <text:p text:style-name="P30"><text:span text:style-name="Source_20_Text"><text:span text:style-name="T6"># 2-Stufiges rauspopeln</text:span></text:span></text:p>
              <text:p text:style-name="P31"><text:span text:style-name="Source_20_Text"><text:span text:style-name="T6">vn="$(echo "${QUERY_STRING}" | grep -oE "vn=[^&amp;]+")"</text:span></text:span></text:p>
              <text:p text:style-name="P31"><text:span text:style-name="Source_20_Text"><text:span text:style-name="T6">vn="$(echo "${vn}" |cut -d= -f2)"</text:span></text:span></text:p>
              <text:p text:style-name="P31"/>
              <text:p text:style-name="P31"><text:span text:style-name="Source_20_Text"><text:span text:style-name="T6"># 1-Stufiges rauspopeln mit 2-Stufiger Pipelinie</text:span></text:span></text:p>
              <text:p text:style-name="P31"><text:span text:style-name="Source_20_Text"><text:span text:style-name="T6">nn="$(echo "${QUERY_STRING}" | grep -oE "nn=[^&amp;]+" |cut -d= -f2)"</text:span></text:span></text:p>
            </text:list-item>
            <text:list-item>
              <text:p text:style-name="P28">Was passiert wenn ein Name Umlaute, kyrillische Buchstaben oder sonstige Sonderzeichen enthält?</text:p>
            </text:list-item>
          </text:list>
          <text:p text:style-name="P29"><text:span text:style-name="T9">Beachtet in der Praxis auch: </text:span><text:a xlink:type="simple" xlink:href="https://www.w3.org/International/questions/qa-personal-names" text:style-name="Internet_20_link" text:visited-style-name="Visited_20_Internet_20_Link"><text:span text:style-name="T8">https://www.w3.org/International/questions/qa-personal-names</text:span></text:a></text:p>
        </text:list-item>
      </text:list>
      <text:h text:style-name="P4" text:outline-level="2">Begriffe</text:h>
      <text:p text:style-name="P10">Begriffe und übergänge sind ein bisschen unscharf</text:p>
      <text:p text:style-name="P32">(Software-)Schnittstelle / Software-Interface</text:p>
      <text:p text:style-name="P33">ein wie auch immer gearteter Übergang zwischen zwei Software-Systemen</text:p>
      <text:p text:style-name="P33">Beispiel:</text:p>
      <text:list text:style-name="L11">
        <text:list-item>
          <text:p text:style-name="P34">HTTP-Protokoll: Webserver ↔ Webbrowser (wird aber häufiger als Netzwerkprotokoll bezeichnet)</text:p>
        </text:list-item>
        <text:list-item>
          <text:p text:style-name="P34">CGI (Common Gateway Interface): Verfahren um Dynamische Webseiten aufzurufen</text:p>
        </text:list-item>
        <text:list-item>
          <text:p text:style-name="P34">STDIN / STDOUT / Pipelines Programmaufrufe aus dem Betriebssystem</text:p>
        </text:list-item>
        <text:list-item>
          <text:p text:style-name="P34">Funktionsaufruf in einer Programmiersprache im weitesten Sinne, vgl. "Calling Conventions" wenn das sogar zwischen verschiedenen Programmiersprachen funktioniert</text:p>
        </text:list-item>
      </text:list>
      <text:p text:style-name="P32">API</text:p>
      <text:p text:style-name="P33">Application Program Interface</text:p>
      <text:p text:style-name="P33">Beispiel:</text:p>
      <text:list text:style-name="L12">
        <text:list-item>
          <text:p text:style-name="P35">JSON / XML - APIs in Web-Netzwerk-Applikationen (eigentlich auch irgendwie Netzwerkprotokolle)</text:p>
        </text:list-item>
        <text:list-item>
          <text:p text:style-name="P35">Java-API (eigentlich eine Softwarebibliothek)</text:p>
        </text:list-item>
      </text:list>
      <text:p text:style-name="P32">Softwarebibliothek</text:p>
      <text:list text:style-name="L13">
        <text:list-item>
          <text:p text:style-name="P36">stellt Funktionen / Methoden / Klassen bereit</text:p>
        </text:list-item>
        <text:list-item>
          <text:p text:style-name="P36">kann in eigenen Projekten eingebunden werden</text:p>
        </text:list-item>
        <text:list-item>
          <text:p text:style-name="P36">keine ganzen Programme</text:p>
        </text:list-item>
        <text:list-item>
          <text:p text:style-name="P36">Beispiel: Java Standard-Bibliothek (von Oracle als Java-API bezeichnet)</text:p>
        </text:list-item>
        <text:list-item>
          <text:p text:style-name="P36">libJPEG, etc... in C, Python, usw. (externe Softwarebibliotheken)</text:p>
        </text:list-item>
        <text:list-item>
          <text:p text:style-name="P36">Software muss sich an einige Konventionen aus der Bibliothek halten (Datenstrukturen, Objekt-Typen, z.B. RGB-Farb-Array für Bildverarbeitung)</text:p>
        </text:list-item>
        <text:list-item>
          <text:p text:style-name="P37"><text:span text:style-name="Source_20_Text"><text:span text:style-name="T6">main()</text:span></text:span><text:span text:style-name="T9">-Funktion ist selbst geschrieben, ruft Funktionen aus der Bibliothek auf</text:span></text:p>
        </text:list-item>
      </text:list>
      <text:p text:style-name="P32">Framework</text:p>
      <text:list text:style-name="L14">
        <text:list-item>
          <text:p text:style-name="P38">ähnlich einer Softwarebibliothek</text:p>
        </text:list-item>
        <text:list-item>
          <text:p text:style-name="P38">strengere Konventionen bei der Benutzung</text:p>
        </text:list-item>
        <text:list-item>
          <text:p text:style-name="P39"><text:span text:style-name="T9">Eigener Code enthält idR. keine </text:span><text:span text:style-name="Source_20_Text"><text:span text:style-name="T6">main()</text:span></text:span><text:span text:style-name="T9">-Funktionen, sondern definiert Module / Klassen / Funktionen, die vom Framework eingebettet werden</text:span></text:p>
          <text:list>
            <text:list-item>
              <text:p text:style-name="P39"><text:soft-page-break/><text:span text:style-name="T9">eigener Code beginnt idR. mit einer Einstiegsfunktion, die vom Framework aufgerufen wird (z.B. </text:span><text:span text:style-name="Source_20_Text"><text:span text:style-name="T6">doGet()</text:span></text:span><text:span text:style-name="T9"> in Java WebApps)</text:span></text:p>
            </text:list-item>
          </text:list>
        </text:list-item>
        <text:list-item>
          <text:p text:style-name="P38">Stellt Funktionen, Properties, etc. bereit, die genutzt werden können</text:p>
        </text:list-item>
        <text:list-item>
          <text:p text:style-name="P38">Beispiele:</text:p>
          <text:list>
            <text:list-item>
              <text:p text:style-name="P38">Plugin-Framework</text:p>
              <text:list>
                <text:list-item>
                  <text:p text:style-name="P38">Nextcloud-App</text:p>
                </text:list-item>
                <text:list-item>
                  <text:p text:style-name="P38">Wordpress-Plugin</text:p>
                </text:list-item>
                <text:list-item>
                  <text:p text:style-name="P38">Code-Highlighter in Notepad++</text:p>
                </text:list-item>
                <text:list-item>
                  <text:p text:style-name="P38">Videocodecs</text:p>
                </text:list-item>
              </text:list>
            </text:list-item>
          </text:list>
        </text:list-item>
      </text:list>
      <text:h text:style-name="P4" text:outline-level="2">Aufgabe CGI-Framework</text:h>
      <text:list text:style-name="L15">
        <text:list-item>
          <text:p text:style-name="P40"><text:span text:style-name="Source_20_Text"><text:span text:style-name="T6">~# git clone https://git.plutz.net/git/cgilite /opt/cgilite</text:span></text:span></text:p>
          <text:p text:style-name="P41">cgilite ist ein relativ unaufdringliches Framework was in vielen Fällen wie eine Funktionsbibliothek genutzt werden kann.</text:p>
        </text:list-item>
        <text:list-item>
          <text:p text:style-name="P41">im CGI-Script einbetten</text:p>
          <text:p text:style-name="P40"><text:span text:style-name="Source_20_Text"><text:span text:style-name="T6">. /opt/cgilite/cgilite.sh</text:span></text:span></text:p>
          <text:p text:style-name="P40"><text:span text:style-name="T9">(</text:span><text:span text:style-name="Source_20_Text"><text:span text:style-name="T6">.</text:span></text:span><text:span text:style-name="T9"> im Shellscript entspricht dem </text:span><text:span text:style-name="Source_20_Text"><text:span text:style-name="T6">include</text:span></text:span><text:span text:style-name="T9">/</text:span><text:span text:style-name="Source_20_Text"><text:span text:style-name="T6">import</text:span></text:span><text:span text:style-name="T9"> in anderen Sprachen)</text:span></text:p>
        </text:list-item>
        <text:list-item>
          <text:p text:style-name="P41">Danach stehen einige Funktionen für das Programm zur Verfügung, Anwendungsbeispiele.</text:p>
          <text:list>
            <text:list-item>
              <text:p text:style-name="P40"><text:span text:style-name="Source_20_Text"><text:span text:style-name="T6">$(GET vn)</text:span></text:span><text:span text:style-name="T9">, </text:span><text:span text:style-name="Source_20_Text"><text:span text:style-name="T6">$(GET nn)</text:span></text:span></text:p>
            </text:list-item>
            <text:list-item>
              <text:p text:style-name="P40"><text:span text:style-name="Source_20_Text"><text:span text:style-name="T6">$(POST ...)</text:span></text:span></text:p>
            </text:list-item>
            <text:list-item>
              <text:p text:style-name="P40"><text:span text:style-name="Source_20_Text"><text:span text:style-name="T6">$(HTML "${text}")</text:span></text:span><text:span text:style-name="T9">, </text:span><text:span text:style-name="Source_20_Text"><text:span text:style-name="T6">$(URL "${text}")</text:span></text:span></text:p>
            </text:list-item>
          </text:list>
        </text:list-item>
        <text:list-item>
          <text:p text:style-name="P40"><text:span text:style-name="T9">Benutzt </text:span><text:span text:style-name="Source_20_Text"><text:span text:style-name="T6">cgilite</text:span></text:span><text:span text:style-name="T9"> in dem </text:span><text:span text:style-name="Source_20_Text"><text:span text:style-name="T6">formular</text:span></text:span><text:span text:style-name="T9">-Script</text:span></text:p>
          <text:list>
            <text:list-item>
              <text:p text:style-name="P40"><text:span text:style-name="T9">ändert die Formular-übertragung auf </text:span><text:span text:style-name="Source_20_Text"><text:span text:style-name="T6">method="POST"</text:span></text:span></text:p>
              <text:list>
                <text:list-item>
                  <text:p text:style-name="P41">wie verhält sich die URL-Zeile beim Absenden des Formulars?</text:p>
                </text:list-item>
                <text:list-item>
                  <text:p text:style-name="P40"><text:span text:style-name="T9">was passiert, wenn im Browser nach dem Absenden </text:span><text:span text:style-name="Source_20_Text"><text:span text:style-name="T6">F5</text:span></text:span><text:span text:style-name="T9"> gedrückt wird (in Firefox, Chromium)</text:span></text:p>
                </text:list-item>
                <text:list-item>
                  <text:p text:style-name="P41">was passiert wenn als Vorname "&lt;input name=chaos&gt;" ins Formularfeld eingegeben wird.</text:p>
                  <text:list>
                    <text:list-item>
                      <text:p text:style-name="P40"><text:span text:style-name="T9">nutzt die oben Erwähnte </text:span><text:span text:style-name="Source_20_Text"><text:span text:style-name="T6">HTML</text:span></text:span><text:span text:style-name="T9">-Funktion um die Benutzereingabe zu bereinigen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4" text:outline-level="2">Aufgabe GET / POST</text:h>
      <text:p text:style-name="P23"><text:span text:style-name="T9">Das Shellscript soll den übermittelten Namen in die Datei </text:span><text:span text:style-name="Source_20_Text"><text:span text:style-name="T6">/tmp/webname</text:span></text:span><text:span text:style-name="T9"> schreiben (</text:span><text:span text:style-name="Source_20_Text"><text:span text:style-name="T6">echo ... &gt;datei</text:span></text:span><text:span text:style-name="T9"> ... wissenschon).</text:span></text:p>
      <text:list text:style-name="L16">
        <text:list-item>
          <text:p text:style-name="P42"><text:span text:style-name="T9">Auf den </text:span><text:span text:style-name="Source_20_Text"><text:span text:style-name="T6">POST</text:span></text:span><text:span text:style-name="T9">-Request wird nach speichern des Namens, ein Redirect ausgelöst. Z.B. </text:span><text:span text:style-name="Source_20_Text"><text:span text:style-name="T6">REDIRECT /formular.sh</text:span></text:span><text:span text:style-name="T9">. Die Redirect Instruktion muss gesendet werden, bevor das Script irgendeine andere Ausgabe erzeugt.</text:span></text:p>
          <text:p text:style-name="P42"><text:span text:style-name="T9">Hinweis: durch die Umgebungsvariable </text:span><text:span text:style-name="Source_20_Text"><text:span text:style-name="T6">${REQUEST_METHOD}</text:span></text:span><text:span text:style-name="T9"> kann unterschieden werden, ob das Script mit einem </text:span><text:span text:style-name="Source_20_Text"><text:span text:style-name="T6">GET</text:span></text:span><text:span text:style-name="T9"> oder </text:span><text:span text:style-name="Source_20_Text"><text:span text:style-name="T6">POST</text:span></text:span><text:span text:style-name="T9">-Request arbeitet.</text:span></text:p>
        </text:list-item>
        <text:list-item>
          <text:p text:style-name="P42"><text:span text:style-name="T9">Wird die Seite via </text:span><text:span text:style-name="Source_20_Text"><text:span text:style-name="T6">GET</text:span></text:span><text:span text:style-name="T9"> abgerufen, soll sie immer den Namen anzeigen, der zuletzt in die Datei geschrieben wurde.</text:span></text:p>
          <text:list>
            <text:list-item>
              <text:p text:style-name="P42"><text:a xlink:type="simple" xlink:href="https://plutz.net/training/damago_2025_08-2/get_post_2.sh" text:style-name="Internet_20_link" text:visited-style-name="Visited_20_Internet_20_Link"><text:span text:style-name="T8">get_post_2.sh</text:span></text:a></text:p>
            </text:list-item>
          </text:list>
        </text:list-item>
        <text:list-item>
          <text:p text:style-name="P43">Schreibt ein "Gästebuch", in dem Einfach immer kleine Nachrichten abgelegt werden. Immer beim besuchen der Seite, sollen alle Nachrichten angezeigt werden, die dort hinterlassen wurden.</text:p>
          <text:list>
            <text:list-item>
              <text:p text:style-name="P42"><text:a xlink:type="simple" xlink:href="https://plutz.net/training/damago_2025_08-2/book.sh" text:style-name="Internet_20_link" text:visited-style-name="Visited_20_Internet_20_Link"><text:span text:style-name="T8">book.sh</text:span></text:a></text:p>
            </text:list-item>
          </text:list>
        </text:list-item>
      </text:list>
      <text:h text:style-name="P4" text:outline-level="2"><text:soft-page-break/>Aufgabe:</text:h>
      <text:p text:style-name="P23"><text:span text:style-name="T9">Baut eine HTML Seite mit dem Titel "William Howard Taft", und einem Bild von eben diesem! (siehe auch </text:span><text:a xlink:type="simple" xlink:href="https://web.archive.org/web/20250716000131/https://idlewords.com/talks/website_obesity.htm" text:style-name="Internet_20_link" text:visited-style-name="Visited_20_Internet_20_Link"><text:span text:style-name="T8">The Website Obesity Crisis</text:span></text:a><text:span text:style-name="T9">)</text:span></text:p>
      <text:list text:style-name="L17">
        <text:list-item>
          <text:p text:style-name="P44">a. Die HTML-Seite zeigt nur das Bild an.</text:p>
        </text:list-item>
        <text:list-item>
          <text:p text:style-name="P44">b. Der Seiteninhalt soll horizontal zentriert sein</text:p>
        </text:list-item>
        <text:list-item>
          <text:p text:style-name="P44">c. Der Seiteninhalt soll auch vertikal zentriert sein.</text:p>
        </text:list-item>
      </text:list>
      <text:p text:style-name="P10">Schickt mir den HTML-Code und einen Screenshot.</text:p>
      <text:p text:style-name="P23"><text:span text:style-name="Strong_20_Emphasis"><text:span text:style-name="T7">Lösung:</text:span></text:span><text:span text:style-name="T9"> </text:span><text:a xlink:type="simple" xlink:href="https://plutz.net/training/damago_2025_08-2/Taft.html" text:style-name="Internet_20_link" text:visited-style-name="Visited_20_Internet_20_Link"><text:span text:style-name="T8">Taft.html</text:span></text:a></text:p>
      <text:h text:style-name="P4" text:outline-level="2">Aufgabe Java (Auffrischung / Wiederholung)</text:h>
      <text:list text:style-name="L18">
        <text:list-item>
          <text:p text:style-name="P45">Schreibt ein "Hallo Welt!"-Programm in Java.</text:p>
          <text:list>
            <text:list-item>
              <text:p text:style-name="P45">ohne nachgucken</text:p>
            </text:list-item>
            <text:list-item>
              <text:p text:style-name="P45">in Notepad++</text:p>
            </text:list-item>
            <text:list-item>
              <text:p text:style-name="P46"><text:span text:style-name="Source_20_Text"><text:span text:style-name="T6">:&gt; javac Klassenname.java</text:span></text:span></text:p>
            </text:list-item>
          </text:list>
          <text:p text:style-name="P46"><text:span text:style-name="Source_20_Text"><text:span text:style-name="T6">:&gt; java Klassenname</text:span></text:span></text:p>
        </text:list-item>
      </text:list>
      <text:h text:style-name="P4" text:outline-level="2">Aufgabe Java</text:h>
      <text:p text:style-name="P10">Schreibe ein Java-Programm, eine einzelne Klasse, die das amerikanische Sauflied "99 Bottles of Beer" ausgibt. Das Lied beginnt mit der Strophe:</text:p>
      <text:p text:style-name="P47">99 bottles of beer on the wall 99 bottles of beer Take one down, pass it around 98 bottles of beer on the wall.</text:p>
      <text:p text:style-name="P10">Die letzte Strophe lautet</text:p>
      <text:p text:style-name="P47">1 bottle of beer on the wall 1 bottle of beer Take one down, pass it around 0 bottles of beer on the wall.</text:p>
      <text:p text:style-name="P47">Go to the Store, buy some more!</text:p>
      <text:p text:style-name="P10">Optimiere schrittweise:</text:p>
      <text:list text:style-name="L19">
        <text:list-item>
          <text:p text:style-name="P48">a. das Programm soll erst einmal irgendwie laufen</text:p>
        </text:list-item>
        <text:list-item>
          <text:p text:style-name="P48">b. Programmgröße &lt; 1kB</text:p>
        </text:list-item>
        <text:list-item>
          <text:p text:style-name="P49"><text:span text:style-name="T9">c. beachtet das Singular ("bottle", nicht bottle</text:span><text:span text:style-name="Strong_20_Emphasis"><text:span text:style-name="T7">s</text:span></text:span><text:span text:style-name="T9">) in der letzten Strophe</text:span></text:p>
        </text:list-item>
        <text:list-item>
          <text:p text:style-name="P48">d. Programmgröße &lt; 512B</text:p>
        </text:list-item>
      </text:list>
      <text:p text:style-name="P10">Schickt mir den Quellcode per Privatchat (bitte als Code, nicht als Screenshot).</text:p>
      <text:list text:style-name="L20">
        <text:list-item>
          <text:p text:style-name="P50"><text:a xlink:type="simple" xlink:href="https://plutz.net/training/damago_2025_08-2/Bottles.java" text:style-name="Internet_20_link" text:visited-style-name="Visited_20_Internet_20_Link"><text:span text:style-name="T8">Bottles.java</text:span></text:a><text:span text:style-name="T9"> (etwas größer, weil mit CLI-Argument)</text:span></text:p>
        </text:list-item>
      </text:list>
      <text:h text:style-name="P4" text:outline-level="2">Java Web Application Server</text:h>
      <text:list text:style-name="L21">
        <text:list-item>
          <text:p text:style-name="P51"><text:span text:style-name="T9">installiert in wsl die Pakete </text:span><text:span text:style-name="Source_20_Text"><text:span text:style-name="T6">tomcat10</text:span></text:span><text:span text:style-name="T9">, </text:span><text:span text:style-name="Source_20_Text"><text:span text:style-name="T6">tomcat10-admin</text:span></text:span><text:span text:style-name="T9">, </text:span><text:span text:style-name="Source_20_Text"><text:span text:style-name="T6">tomcat10-docs</text:span></text:span><text:span text:style-name="T9"> und </text:span><text:span text:style-name="Source_20_Text"><text:span text:style-name="T6">tomcat10-examples</text:span></text:span></text:p>
        </text:list-item>
        <text:list-item>
          <text:p text:style-name="P51"><text:span text:style-name="T9">besucht im Webbrowser die Seite: </text:span><text:span text:style-name="Source_20_Text"><text:span text:style-name="T6">http://IPADRESSE:8080/</text:span></text:span></text:p>
        </text:list-item>
        <text:list-item>
          <text:p text:style-name="P52">Besucht die Management-Seite, die dort verlinkt ist</text:p>
          <text:list>
            <text:list-item>
              <text:p text:style-name="P52">Für den Zugang zum Management-UI muss ein Passwort konfiguriert sein, hierzu gibt der Tomcat freundlicherweise ein paar Hinweise</text:p>
            </text:list-item>
          </text:list>
        </text:list-item>
        <text:list-item>
          <text:p text:style-name="P51"><text:span text:style-name="T9">Deployed auf der Management-Seite die Beispiel-Applikation von der Tomcat-Webseite: </text:span><text:a xlink:type="simple" xlink:href="https://tomcat.apache.org/tomcat-10.1-doc/appdev/sample/sample.war" text:style-name="Internet_20_link" text:visited-style-name="Visited_20_Internet_20_Link"><text:span text:style-name="T8">https://tomcat.apache.org/tomcat-10.1-doc/appdev/sample/sample.war</text:span></text:a></text:p>
        </text:list-item>
      </text:list>
      <text:h text:style-name="P14" text:outline-level="3"><text:soft-page-break/>Dokumentation zu Servlets allgemein</text:h>
      <text:p text:style-name="P23"><text:a xlink:type="simple" xlink:href="https://tomcat.apache.org/tomcat-11.0-doc/appdev/index.html" text:style-name="Internet_20_link" text:visited-style-name="Visited_20_Internet_20_Link"><text:span text:style-name="T8">https://tomcat.apache.org/tomcat-11.0-doc/appdev/index.html</text:span></text:a><text:span text:style-name="T9"> </text:span><text:a xlink:type="simple" xlink:href="https://docs.oracle.com/javaee/7/api/javax/servlet/http/HttpServlet.html" text:style-name="Internet_20_link" text:visited-style-name="Visited_20_Internet_20_Link"><text:span text:style-name="T8">https://docs.oracle.com/javaee/7/api/javax/servlet/http/HttpServlet.html</text:span></text:a></text:p>
      <text:h text:style-name="P14" text:outline-level="3">Servlet erstellen in IntelliJ</text:h>
      <text:list text:style-name="L22">
        <text:list-item>
          <text:p text:style-name="P53">IntelliJ Ultimate</text:p>
        </text:list-item>
        <text:list-item>
          <text:p text:style-name="P54"><text:span text:style-name="T9">Dokumentation für IntelliJ Community / Plain Maven: </text:span><text:a xlink:type="simple" xlink:href="https://plutz.net/training/damago_2025_08-2/Servlet_Maven.html" text:style-name="Internet_20_link" text:visited-style-name="Visited_20_Internet_20_Link"><text:span text:style-name="T8">Servlet_Maven.html</text:span></text:a><text:span text:style-name="T9"> (Danke Lars!)</text:span></text:p>
        </text:list-item>
      </text:list>
      <text:p text:style-name="P55"><text:span text:style-name="T11"/></text:p>
      <text:list text:style-name="L23">
        <text:list-item>
          <text:p text:style-name="P56">Neues Projekt erstellen</text:p>
        </text:list-item>
        <text:list-item>
          <text:p text:style-name="P57"><text:span text:style-name="T9">Wichtig: Template für </text:span><text:span text:style-name="Source_20_Text"><text:span text:style-name="T6">Web Application</text:span></text:span></text:p>
        </text:list-item>
        <text:list-item>
          <text:p text:style-name="P56">In Tomcat10: jdk-Version nicht über 17, u. Jakarta EE Version nicht über 10</text:p>
          <text:list>
            <text:list-item>
              <text:p text:style-name="P56">Alternativ: aktuellen Tomcat benutzen</text:p>
            </text:list-item>
          </text:list>
        </text:list-item>
        <text:list-item>
          <text:p text:style-name="P56">Quellcode-Dateien im Projekt sind:</text:p>
          <text:list>
            <text:list-item>
              <text:p text:style-name="P57"><text:span text:style-name="Source_20_Text"><text:span text:style-name="T6">webapp/index.jsp</text:span></text:span><text:span text:style-name="T9">... kann auch durch </text:span><text:span text:style-name="Source_20_Text"><text:span text:style-name="T6">index.html</text:span></text:span><text:span text:style-name="T9"> ersetzt werden</text:span></text:p>
            </text:list-item>
            <text:list-item>
              <text:p text:style-name="P57"><text:span text:style-name="T9">zusätzlich können hier weitere statische Dateien abgelegt (z.B. </text:span><text:span text:style-name="Source_20_Text"><text:span text:style-name="T6">.css</text:span></text:span><text:span text:style-name="T9">, </text:span><text:span text:style-name="Source_20_Text"><text:span text:style-name="T6">.js</text:span></text:span><text:span text:style-name="T9">)</text:span></text:p>
            </text:list-item>
            <text:list-item>
              <text:p text:style-name="P57"><text:span text:style-name="Source_20_Text"><text:span text:style-name="T6">src/main/java/.../*.java</text:span></text:span><text:span text:style-name="T9"> → Servlet Klassen mit dynamischem Code</text:span></text:p>
              <text:list>
                <text:list-item>
                  <text:p text:style-name="P57"><text:a xlink:type="simple" xlink:href="https://plutz.net/training/damago_2025_08-2/Greeter1.java" text:style-name="Internet_20_link" text:visited-style-name="Visited_20_Internet_20_Link"><text:span text:style-name="T8">Greeter.java</text:span></text:a><text:span text:style-name="T9"> (Datei muss ggf umbenannt werden)</text:span></text:p>
                </text:list-item>
              </text:list>
            </text:list-item>
          </text:list>
        </text:list-item>
        <text:list-item>
          <text:p text:style-name="P57"><text:span text:style-name="T9">Im Maven-Menü eine </text:span><text:span text:style-name="Source_20_Text"><text:span text:style-name="T6">.war</text:span></text:span><text:span text:style-name="T9">-Datei erstellen</text:span></text:p>
          <text:list>
            <text:list-item>
              <text:p text:style-name="P57"><text:span text:style-name="Source_20_Text"><text:span text:style-name="T6">.war</text:span></text:span><text:span text:style-name="T9">-Archiv erscheint im </text:span><text:span text:style-name="Source_20_Text"><text:span text:style-name="T6">target/</text:span></text:span><text:span text:style-name="T9">-Verzeichnis des Projekts</text:span></text:p>
            </text:list-item>
            <text:list-item>
              <text:p text:style-name="P56">ggf. auch explizit einen Rebuild des Projekts auslösen</text:p>
            </text:list-item>
          </text:list>
        </text:list-item>
        <text:list-item>
          <text:p text:style-name="P57"><text:span text:style-name="Source_20_Text"><text:span text:style-name="T6">.war</text:span></text:span><text:span text:style-name="T9">-Datei kann im Manager-UI von Tomcat deployed werden</text:span></text:p>
          <text:list>
            <text:list-item>
              <text:p text:style-name="P56">vorherige Versionen vorher explizit undeployen</text:p>
            </text:list-item>
          </text:list>
        </text:list-item>
      </text:list>
      <text:h text:style-name="P4" text:outline-level="2">Aufgabe Java-Servlet</text:h>
      <text:p text:style-name="P10">Die Grußzeile in der Greeter-Applikation wird auch dann ausgegeben, wenn kein Name in der Form eingegeben wurde.</text:p>
      <text:list text:style-name="L24">
        <text:list-item>
          <text:p text:style-name="P58">Die gesamte Grußformel soll nur auf der Seite stehen, wenn mindestens Vor- oder Nachname angegeben wurden.</text:p>
        </text:list-item>
        <text:list-item>
          <text:p text:style-name="P58">Teste dabei die Fälle:</text:p>
          <text:list>
            <text:list-item>
              <text:p text:style-name="P58">Seite ohne Parameter aufgerufen</text:p>
            </text:list-item>
            <text:list-item>
              <text:p text:style-name="P58">Leere Felder abgeschickt</text:p>
            </text:list-item>
            <text:list-item>
              <text:p text:style-name="P58">einzelner Namensteil eingetragen</text:p>
            </text:list-item>
            <text:list-item>
              <text:p text:style-name="P58">vollständiger Name eingetragen</text:p>
            </text:list-item>
          </text:list>
          <text:p text:style-name="P59"><text:a xlink:type="simple" xlink:href="https://plutz.net/training/damago_2025_08-2/Greeter2.java" text:style-name="Internet_20_link" text:visited-style-name="Visited_20_Internet_20_Link"><text:span text:style-name="T8">Greeter.java</text:span></text:a><text:span text:style-name="T9"> (Datei muss ggf umbenannt werden)</text:span></text:p>
        </text:list-item>
      </text:list>
      <text:h text:style-name="P4" text:outline-level="2">Servlet GET / POST</text:h>
      <text:p text:style-name="P10">Im aktuellen Zustand sehen wir die übertragenen Informationen wieder in der Adresszeile des Browsers.</text:p>
      <text:list text:style-name="L25">
        <text:list-item>
          <text:p text:style-name="P60">Übertragt die Informationen als POST-Request</text:p>
          <text:list>
            <text:list-item>
              <text:p text:style-name="P60">d.h. das Servlet muss natürlich auch einen POST-Request verarbeiten</text:p>
            </text:list-item>
          </text:list>
        </text:list-item>
        <text:list-item>
          <text:p text:style-name="P60">Das Servlet soll auf den POST-Request mit einem Redirect antworten</text:p>
          <text:list>
            <text:list-item>
              <text:p text:style-name="P61"><text:span text:style-name="T9">lest dazu die Dokumentation zu </text:span><text:span text:style-name="Source_20_Text"><text:span text:style-name="T6">HttpServletResponse</text:span></text:span></text:p>
            </text:list-item>
          </text:list>
        </text:list-item>
        <text:list-item>
          <text:p text:style-name="P60">Anders die Shellscripte sind unsere Servlet-Objekte im Server persistent.</text:p>
          <text:list>
            <text:list-item>
              <text:p text:style-name="P60"><text:soft-page-break/>Legt Variablen für Vor- und Nachname im Servlet-Objekt als Properties an.</text:p>
            </text:list-item>
            <text:list-item>
              <text:p text:style-name="P60">Der POST Request soll die Properties aus den Request-Parametern setzen</text:p>
            </text:list-item>
            <text:list-item>
              <text:p text:style-name="P60">Auf der "normalen" GET-Seite soll die Grußformel mit den eingesetzten Properties angezeigt werden.</text:p>
            </text:list-item>
            <text:list-item>
              <text:p text:style-name="P61"><text:span text:style-name="T9">→ </text:span><text:a xlink:type="simple" xlink:href="https://plutz.net/training/damago_2025_08-2/Greeter3.java" text:style-name="Internet_20_link" text:visited-style-name="Visited_20_Internet_20_Link"><text:span text:style-name="T8">Greeter3.java</text:span></text:a></text:p>
            </text:list-item>
          </text:list>
        </text:list-item>
        <text:list-item>
          <text:p text:style-name="P60">Was passiert mit den gespeicherten Properties, wenn man im Tomcat-Manager hinter der Greeter-Applikation auf den Reload-Button drückt?</text:p>
        </text:list-item>
      </text:list>
      <text:h text:style-name="P4" text:outline-level="2">Aufgabe: Gästebuch</text:h>
      <text:list text:style-name="L26">
        <text:list-item>
          <text:p text:style-name="P62">Schreibt eine Gästebuchapplikation</text:p>
          <text:list>
            <text:list-item>
              <text:p text:style-name="P63"><text:span text:style-name="T9">auf der GET-Seite soll eine </text:span><text:span text:style-name="Source_20_Text"><text:span text:style-name="T6">&lt;textarea&gt;</text:span></text:span><text:span text:style-name="T9">-Eingabeform angezeigt werden und darunter alle vorherigen Posts</text:span></text:p>
            </text:list-item>
            <text:list-item>
              <text:p text:style-name="P62">Der Name des Posters ist optional</text:p>
            </text:list-item>
            <text:list-item>
              <text:p text:style-name="P63"><text:span text:style-name="T9">Wird in der Eingabeform </text:span><text:span text:style-name="Source_20_Text"><text:span text:style-name="T6">&lt;html&gt;</text:span></text:span><text:span text:style-name="T9">-Code eingegeben, soll dieser bei der Wiedergabe nur angezeigt, nicht vom Browser interpretiert werden (→ Escaping / Sanitizing)</text:span></text:p>
            </text:list-item>
            <text:list-item>
              <text:p text:style-name="P63"><text:span text:style-name="T9">Die </text:span><text:span text:style-name="Source_20_Text"><text:span text:style-name="T6">ArrayList</text:span></text:span><text:span text:style-name="T9">-Klasse eignet sich zur Speicherung der Einträge in der Applikation</text:span></text:p>
            </text:list-item>
          </text:list>
          <text:p text:style-name="P63"><text:span text:style-name="T9">→ </text:span><text:a xlink:type="simple" xlink:href="https://plutz.net/training/damago_2025_08-2/Gaestebuch1.java" text:style-name="Internet_20_link" text:visited-style-name="Visited_20_Internet_20_Link"><text:span text:style-name="T8">Gaestebuch1.java</text:span></text:a></text:p>
        </text:list-item>
        <text:list-item>
          <text:p text:style-name="P62">Wird die Applikation neu gestartet, sollen die Einträge erhalten bleiben.</text:p>
          <text:list>
            <text:list-item>
              <text:p text:style-name="P62">→ Die Datenstrukturen sollten nicht nur in einer Property, sondern in einer datei gespeichert werden</text:p>
            </text:list-item>
            <text:list-item>
              <text:p text:style-name="P63"><text:span text:style-name="T9">Dateien können irgendwo im Linux-Dateisystem abgelegt werden, sofern der Tomcat-Server dort Schreibrechte hat. Nutzt z.B. den Ordner </text:span><text:span text:style-name="Source_20_Text"><text:span text:style-name="T12">/srv/webapp/</text:span></text:span><text:span text:style-name="T13"> (siehe Chat) aus der vorherigen Übung, oder legt einen Eigenen an</text:span></text:p>
            </text:list-item>
            <text:list-item>
              <text:p text:style-name="P63"><text:span text:style-name="T13">Mit dem </text:span><text:span text:style-name="Source_20_Text"><text:span text:style-name="T12">ObjectWriter</text:span></text:span><text:span text:style-name="T13"> </text:span><text:span text:style-name="Source_20_Text"><text:span text:style-name="T12">ObjectOutputStream</text:span></text:span><text:span text:style-name="T13"> kann eine </text:span><text:span text:style-name="Source_20_Text"><text:span text:style-name="T12">ArrayList</text:span></text:span><text:span text:style-name="T13"> in eine Datei geschrieben werden. Das Vorgehen hierbei ist etwas ... Java'esque.</text:span></text:p>
            </text:list-item>
          </text:list>
          <text:p text:style-name="P63"><text:span text:style-name="T13">→ </text:span><text:a xlink:type="simple" xlink:href="https://plutz.net/training/damago_2025_08-2/Gaestebuch2.java" text:style-name="Internet_20_link" text:visited-style-name="Visited_20_Internet_20_Link"><text:span text:style-name="T14">Gaestebuch2.java</text:span></text:a></text:p>
        </text:list-item>
      </text:list>
      <text:h text:style-name="P64" text:outline-level="4">Schreibbares Verzeichnis für Tomcat anlegen (mit Gentoo wär das nicht passiert!)</text:h>
      <text:p text:style-name="P17"><text:span text:style-name="Source_20_Text"><text:span text:style-name="T12">~# cp /lib/systemd/system/tomcat10.service /etc/systemd/system/</text:span></text:span></text:p>
      <text:p text:style-name="P18"><text:span text:style-name="Source_20_Text"><text:span text:style-name="T12">~# sudo nano /etc/systemd/system/tomcat10.service</text:span></text:span></text:p>
      <text:p text:style-name="P18"><text:span text:style-name="Source_20_Text"><text:span text:style-name="T12">-&gt; bei den ReadWritePaths mit eintragen:</text:span></text:span></text:p>
      <text:p text:style-name="P18"><text:span text:style-name="Source_20_Text"><text:span text:style-name="T12">ReadWritePaths=/srv/webapp/</text:span></text:span></text:p>
      <text:p text:style-name="P18"/>
      <text:p text:style-name="P18"><text:span text:style-name="Source_20_Text"><text:span text:style-name="T12">~# systemctl daemon-reload</text:span></text:span></text:p>
      <text:p text:style-name="P18"><text:span text:style-name="Source_20_Text"><text:span text:style-name="T12">~# systemctl restart tomcat10</text:span></text:span></text:p>
      <text:p text:style-name="P18"/>
      <text:p text:style-name="P18"><text:span text:style-name="Source_20_Text"><text:span text:style-name="T12">~# mkdir /srv/webapp/tomcat</text:span></text:span></text:p>
      <text:p text:style-name="P18"><text:span text:style-name="Source_20_Text"><text:span text:style-name="T12">~# chown tomcat:tomcat /srv/webapp/tomcat</text:span></text:span></text:p>
      <text:p text:style-name="P23"><text:span text:style-name="T13">... und </text:span><text:span text:style-name="Emphasis"><text:span text:style-name="T15">so einfach</text:span></text:span><text:span text:style-name="T13"> kriegen wir einen Speicherort für unsere Webapplikation. Dank SystemD!</text:span></text:p>
      <text:h text:style-name="P65" text:outline-level="3">Lesematerial</text:h>
      <text:p text:style-name="P23"><text:span text:style-name="T13">Die OWASP-Cheat-Sheet-Serie enthält Lesematerial zu Web- und Netzwerksicherheit: </text:span><text:a xlink:type="simple" xlink:href="https://cheatsheetseries.owasp.org/IndexTopTen.html" text:style-name="Internet_20_link" text:visited-style-name="Visited_20_Internet_20_Link"><text:span text:style-name="T14">https://cheatsheetseries.owasp.org/IndexTopTen.html</text:span></text:a></text:p>
      <text:p text:style-name="P23"><text:span text:style-name="T13">Für unsere bisherigen und zukünftigen Eingabeformen sind bereits "SSRF"-Atacken relevant: </text:span><text:a xlink:type="simple" xlink:href="https://cheatsheetseries.owasp.org/cheatsheets/Server_Side_Request_Forgery_Prevention_Cheat_Sheet.html" text:style-name="Internet_20_link" text:visited-style-name="Visited_20_Internet_20_Link"><text:span text:style-name="T14">https://cheatsheetseries.owasp.org/cheatsheets/Server_Side_Request_Forgery_Prevention_Cheat_Sheet.html</text:span></text:a></text:p>
      <text:h text:style-name="P66" text:outline-level="2">Erklärung: Interfaces in Java</text:h>
      <text:list text:style-name="L27">
        <text:list-item>
          <text:p text:style-name="P67">Verhält sich ein Bisschen wie eine abstrakte Klasse (wird nicht Klasse genannt!)</text:p>
        </text:list-item>
        <text:list-item>
          <text:p text:style-name="P67"><text:soft-page-break/>Kann nicht als eigenes Objekt angelegt werden</text:p>
        </text:list-item>
        <text:list-item>
          <text:p text:style-name="P67">Enthält Definitionen von Methoden, aber nicht die Methoden selbst</text:p>
        </text:list-item>
        <text:list-item>
          <text:p text:style-name="P68"><text:span text:style-name="T13">Eine neue Klasse kann ein Interface </text:span><text:span text:style-name="Emphasis"><text:span text:style-name="T15">implementieren</text:span></text:span><text:span text:style-name="T13"> (man sagt </text:span><text:span text:style-name="Emphasis"><text:span text:style-name="T15">nicht</text:span></text:span><text:span text:style-name="T13"> erben/extenden!)</text:span></text:p>
          <text:list>
            <text:list-item>
              <text:p text:style-name="P68"><text:span text:style-name="T13">Die implementierende Klasse ist dann </text:span><text:span text:style-name="Emphasis"><text:span text:style-name="T15">gezwungen</text:span></text:span><text:span text:style-name="T13"> die vordefinierten Methoden anzulegen</text:span></text:p>
            </text:list-item>
          </text:list>
        </text:list-item>
        <text:list-item>
          <text:p text:style-name="P68"><text:span text:style-name="T13">Vorteil gegenüber der abstrakten Klasse: Eine neue Klasse kann </text:span><text:span text:style-name="Emphasis"><text:span text:style-name="T15">mehrere</text:span></text:span><text:span text:style-name="T13"> Interfaces implementieren (Vorteil gegenüber Vererbung in Java)</text:span></text:p>
        </text:list-item>
        <text:list-item>
          <text:p text:style-name="P67">Nachteil gegenüber der Abstrakten Klasse: Methoden dürfen im Interface selbst nicht implementiert sein! (Die abstrakte Klasse erlaubt dagegen abstrakte und nicht-abstrakte Methoden)</text:p>
        </text:list-item>
        <text:list-item>
          <text:p text:style-name="P67">Einige Methoden aus der Java-Standard-Bibliothek (Java-API) benötigen Argumente, die ein bestimmtes Interface implementieren</text:p>
          <text:list>
            <text:list-item>
              <text:p text:style-name="P68"><text:span text:style-name="T13">→ dadurch erhält die Methode, die </text:span><text:span text:style-name="Emphasis"><text:span text:style-name="T15">Garantie</text:span></text:span><text:span text:style-name="T13">, in dem übergebenen Objekt bestimmte Methoden aufrufen zu können (nämlich die Methoden, die das Interface vorschreibt)</text:span></text:p>
            </text:list-item>
          </text:list>
        </text:list-item>
      </text:list>
      <text:p text:style-name="P23"><text:a xlink:type="simple" xlink:href="https://docs.oracle.com/en/java/javase/17/docs/api/allclasses-index.html" text:style-name="Internet_20_link" text:visited-style-name="Visited_20_Internet_20_Link"><text:span text:style-name="T14">https://docs.oracle.com/en/java/javase/17/docs/api/allclasses-index.html</text:span></text:a><text:span text:style-name="T13"><text:line-break/>IHK-Prüfungsrelevant eigentlich nur bei Klassendiagrammen: </text:span><text:a xlink:type="simple" xlink:href="https://de.wikipedia.org/wiki/Klassendiagramm" text:style-name="Internet_20_link" text:visited-style-name="Visited_20_Internet_20_Link"><text:span text:style-name="T14">https://de.wikipedia.org/wiki/Klassendiagramm</text:span></text:a></text:p>
      <text:p text:style-name="P23"><text:span text:style-name="Strong_20_Emphasis"><text:span text:style-name="T16">Beispiel für die Praxis:</text:span></text:span><text:span text:style-name="T13"> ObjectOutputStream und das Serializable-Interface</text:span></text:p>
      <text:h text:style-name="P66" text:outline-level="2">Aufgabe User-Accounts</text:h>
      <text:p text:style-name="P69">Legt eine Applikation mit folgenden Funktionen an.</text:p>
      <text:list text:style-name="L28">
        <text:list-item>
          <text:p text:style-name="P70">Auf einer Seite können Benutzer ein Benutzerkonto anlegen. Zu einem Benutzerkonto gehören Benutzername, ein Passwort und optional eine Email-Adresse.</text:p>
          <text:list>
            <text:list-item>
              <text:p text:style-name="P70">Das Passwort muss bei der Account-Erstellung zweimal angegeben werden</text:p>
            </text:list-item>
            <text:list-item>
              <text:p text:style-name="P70">Stimmen die zwei Passwortangaben nicht überein, gibt es eine Fehlermeldung und der Account wird nicht angelegt</text:p>
            </text:list-item>
            <text:list-item>
              <text:p text:style-name="P70">Existiert schon ein Konto mit gleichem Benutzernamen, gibt es eine Fehlermeldung und der Account wird nicht angelegt</text:p>
            </text:list-item>
            <text:list-item>
              <text:p text:style-name="P70">Die Email-Adresse wird in diesem Beispiel nicht auf Funktion überprüft, wird nicht mit anderen Accounts korreliert und ist vollkommen Optional</text:p>
            </text:list-item>
            <text:list-item>
              <text:p text:style-name="P70">Zusatz:</text:p>
              <text:list>
                <text:list-item>
                  <text:p text:style-name="P70">POST-Eingaben sollen immer einen Redirect auslösen. Fehlerseiten dürfen nicht als Content einer POST-Seite ausgeliefert werden.</text:p>
                </text:list-item>
                <text:list-item>
                  <text:p text:style-name="P70">Die selben Informationen sollen im Fehlerfall nicht mehrmals abgefragt werden. Z.B. soll das Feld mit der Email-Adresse vorausgefüllt sein, wenn der Passwortvergleich fehlgeschlagen ist.</text:p>
                </text:list-item>
                <text:list-item>
                  <text:p text:style-name="P70">Passworte sollen in der Applikation verschlüsselt abgelegt werden. Hierzu kommt ein kryptografisches Prüfsummenverfahren (auch Hash-Verfahren) zum Einsatz. Gespeichert werden ein "Salt" und der HMAC von Salt und Passwort.</text:p>
                </text:list-item>
                <text:list-item>
                  <text:p text:style-name="P70">Benutzerkonten sollen auf der Platte gespeichert werden</text:p>
                </text:list-item>
              </text:list>
            </text:list-item>
          </text:list>
        </text:list-item>
        <text:list-item>
          <text:p text:style-name="P70">Auf einer weiteren Seite (der Startseite) gibt es ein Login-Feld, das Benutzername und Passwort entgegennimmt.</text:p>
          <text:list>
            <text:list-item>
              <text:p text:style-name="P70">Logt sich der Benuzter ein, wird der Benutzer auf eine User-Seite (siehe Teil 3) weitergeleitet</text:p>
            </text:list-item>
            <text:list-item>
              <text:p text:style-name="P70">Ist das Passwort falsch, gibt es eine Fehlermeldung, der Benuzter fällt wieder auf die Login-Seite zurück</text:p>
            </text:list-item>
          </text:list>
        </text:list-item>
        <text:list-item>
          <text:p text:style-name="P71"><text:span text:style-name="T13">Die Benutzerseite zeigt Benutzernamen, Email-Adresse und eine </text:span><text:span text:style-name="Source_20_Text"><text:span text:style-name="T12">&lt;textarea&gt;</text:span></text:span><text:span text:style-name="T13"> mit persönlichen Notizen an.</text:span></text:p>
          <text:list>
            <text:list-item>
              <text:p text:style-name="P70">Die Benutzerseite ist nur zugänglich wenn ein User eingeloggt ist</text:p>
            </text:list-item>
            <text:list-item>
              <text:p text:style-name="P70"><text:soft-page-break/>Wird eine Benutzerseite aufgerufen, ohne dass eine Session besteht, soll der Server den Statuscode 403 und eine entsprechende Fehlerseite liefern</text:p>
            </text:list-item>
            <text:list-item>
              <text:p text:style-name="P70">Zusatz:</text:p>
              <text:list>
                <text:list-item>
                  <text:p text:style-name="P70">Die Notizen sollen persistent gespeichert werden</text:p>
                </text:list-item>
              </text:list>
            </text:list-item>
          </text:list>
        </text:list-item>
        <text:list-item>
          <text:p text:style-name="P70">Auf der Benutzerseite soll sich ein Logout-Button befinden.</text:p>
          <text:list>
            <text:list-item>
              <text:p text:style-name="P70">Nach einem Klick auf den Logout-Button soll die Benutzerseite nicht mehr zugreifbar sein.</text:p>
            </text:list-item>
          </text:list>
        </text:list-item>
        <text:list-item>
          <text:p text:style-name="P70">Neben der Benutzerseite soll eine Account-Seite existieren</text:p>
          <text:list>
            <text:list-item>
              <text:p text:style-name="P70">dort soll das Passwort geändert werden können</text:p>
            </text:list-item>
            <text:list-item>
              <text:p text:style-name="P70">Das Benutzerkonto mit allen angehängten Informationen kann dort gelöscht werden</text:p>
            </text:list-item>
          </text:list>
        </text:list-item>
        <text:list-item>
          <text:p text:style-name="P70">Legt eine CSS-Datei an, die von allen Seiten eingebunden wird.</text:p>
          <text:list>
            <text:list-item>
              <text:p text:style-name="P70">Eingabefelder sollen auf allen Seiten zentriert sein</text:p>
            </text:list-item>
            <text:list-item>
              <text:p text:style-name="P70">Account-Name und Logout-Button sollen optisch abgesetzt am oberen Rand angezeigt werden.</text:p>
            </text:list-item>
          </text:list>
        </text:list-item>
      </text:list>
      <text:p text:style-name="P69">Zusatz:</text:p>
      <text:list text:style-name="L29">
        <text:list-item>
          <text:p text:style-name="P72">Neben dem Login wird auf eine Passwort-Recovery-Seite verlinkt</text:p>
          <text:list>
            <text:list-item>
              <text:p text:style-name="P72">Hat ein Benutzer sein Passwort vergessen, kann er dort rauf klicken.</text:p>
            </text:list-item>
            <text:list-item>
              <text:p text:style-name="P72">Auf der Recovery-Seite wird nur der Benutzername abgefragt</text:p>
            </text:list-item>
            <text:list-item>
              <text:p text:style-name="P72">Hat der Benutzer keine Email-Adresse hinterlegt, erfolgt keine Aktion</text:p>
            </text:list-item>
            <text:list-item>
              <text:p text:style-name="P72">gibt es eine Email-Adresse, wird im Dateisystem eine Datei mit dem Namen der Email-Adresse abgelegt (wir haben keinen Mail-Server konfiguriert)</text:p>
            </text:list-item>
            <text:list-item>
              <text:p text:style-name="P72">in der Datei soll als Text ein Hyperlink stehen, der direkt zu einer Passwort-änderungs-Seite führt</text:p>
              <text:list>
                <text:list-item>
                  <text:p text:style-name="P72">oder im einfachsten Fall einfach zu der Account-Seite</text:p>
                </text:list-item>
              </text:list>
            </text:list-item>
            <text:list-item>
              <text:p text:style-name="P72">Der Zustand Email hinterlegt / nicht Hinterlegt soll auf der Recovery-Seite nicht unterscheidbar sein, so dass für Dritte nicht einsehbar ist, ob ein bestimmter Account existiert oder nicht.</text:p>
            </text:list-item>
          </text:list>
        </text:list-item>
      </text:list>
      <text:h text:style-name="P65" text:outline-level="3">hinweise</text:h>
      <text:list text:style-name="L30">
        <text:list-item>
          <text:p text:style-name="P73">Ein Benutzerkonto kann eine eigene Klasse sein</text:p>
          <text:list>
            <text:list-item>
              <text:p text:style-name="P73">passwort-Check, änderung, etc. können dann als Methoden der Klasse laufen</text:p>
            </text:list-item>
          </text:list>
        </text:list-item>
        <text:list-item>
          <text:p text:style-name="P73">ArrayLists können nicht nur Strings, sondern beliebige Objekte aufneheme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inherit" svg:font-family="inherit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4T15:14:10.314192300</meta:creation-date>
    <dc:date>2025-08-24T15:16:25.532763900</dc:date>
    <meta:editing-duration>PT2M15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1" meta:paragraph-count="376" meta:word-count="3065" meta:character-count="21626" meta:non-whitespace-character-count="19167"/>
  </office:meta>
</office:document-meta>
</file>